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nter" svg:font-family="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var ds-font-family-code" svg:font-family="'var ds-font-family-code'"/>
  </office:font-face-decls>
  <office:automatic-styles>
    <style:style style:name="P1" style:family="paragraph" style:parent-style-name="Heading_20_3">
      <style:paragraph-properties fo:margin-left="0.339cm" fo:margin-right="0cm" fo:margin-top="0cm" fo:margin-bottom="0.254cm" style:contextual-spacing="false" fo:line-height="150%" fo:orphans="2" fo:widows="2" fo:text-indent="0cm" style:auto-text-indent="false"/>
    </style:style>
    <style:style style:name="P2" style:family="paragraph" style:parent-style-name="Heading_20_3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212529" loext:opacity="100%" style:font-name="apple-system" fo:letter-spacing="normal" fo:font-style="normal" fo:font-weight="normal"/>
    </style:style>
    <style:style style:name="P3" style:family="paragraph" style:parent-style-name="Heading_20_4">
      <style:paragraph-properties fo:margin-left="0.339cm" fo:margin-right="0cm" fo:orphans="2" fo:widows="2" fo:text-indent="0cm" style:auto-text-indent="false"/>
    </style:style>
    <style:style style:name="P4" style:family="paragraph" style:parent-style-name="Heading_20_4">
      <style:paragraph-properties fo:margin-left="0.339cm" fo:margin-right="0cm" fo:margin-top="0cm" fo:margin-bottom="0.254cm" style:contextual-spacing="false" fo:orphans="2" fo:widows="2" fo:text-indent="0cm" style:auto-text-indent="false"/>
    </style:style>
    <style:style style:name="P5" style:family="paragraph" style:parent-style-name="Horizontal_20_Line">
      <style:paragraph-properties fo:margin-top="0cm" fo:margin-bottom="0.254cm" style:contextual-spacing="false" fo:orphans="2" fo:widows="2"/>
    </style:style>
    <style:style style:name="P6" style:family="paragraph" style:parent-style-name="Preformatted_20_Text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04040" loext:opacity="100%" style:font-name="var ds-font-family-code" fo:font-size="9.60000038146973pt" fo:letter-spacing="normal" fo:font-style="normal" fo:font-weight="normal"/>
    </style:style>
    <style:style style:name="P7" style:family="paragraph" style:parent-style-name="Preformatted_20_Text" style:list-style-name="L1">
      <style:paragraph-properties fo:margin-top="0cm" fo:margin-bottom="0cm" style:contextual-spacing="false" fo:orphans="2" fo:widows="2" fo:padding="0cm" fo:border="none"/>
      <style:text-properties fo:font-variant="normal" fo:text-transform="none" fo:color="#404040" loext:opacity="100%" style:font-name="var ds-font-family-code" fo:font-size="9.60000038146973pt" fo:letter-spacing="normal" fo:font-style="normal" fo:font-weight="normal"/>
    </style:style>
    <style:style style:name="P8" style:family="paragraph" style:parent-style-name="Preformatted_20_Text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04040" loext:opacity="100%" style:font-name="var ds-font-family-code" fo:font-size="9.60000038146973pt" fo:letter-spacing="normal" fo:font-style="normal" fo:font-weight="normal"/>
    </style:style>
    <style:style style:name="P9" style:family="paragraph" style:parent-style-name="Preformatted_20_Text" style:list-style-name="L2">
      <style:paragraph-properties fo:margin-top="0cm" fo:margin-bottom="0cm" style:contextual-spacing="false" fo:orphans="2" fo:widows="2" fo:padding="0cm" fo:border="none"/>
      <style:text-properties fo:font-variant="normal" fo:text-transform="none" fo:color="#404040" loext:opacity="100%" style:font-name="var ds-font-family-code" fo:font-size="9.60000038146973pt" fo:letter-spacing="normal" fo:font-style="normal" fo:font-weight="normal"/>
    </style:style>
    <style:style style:name="P10" style:family="paragraph" style:parent-style-name="Preformatted_20_Text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04040" loext:opacity="100%" style:font-name="var ds-font-family-code" fo:font-size="9.60000038146973pt" fo:letter-spacing="normal" fo:font-style="normal" fo:font-weight="normal"/>
    </style:style>
    <style:style style:name="P11" style:family="paragraph" style:parent-style-name="Preformatted_20_Text" style:list-style-name="L3">
      <style:paragraph-properties fo:margin-top="0cm" fo:margin-bottom="0cm" style:contextual-spacing="false" fo:orphans="2" fo:widows="2" fo:padding="0cm" fo:border="none"/>
      <style:text-properties fo:font-variant="normal" fo:text-transform="none" fo:color="#404040" loext:opacity="100%" style:font-name="var ds-font-family-code" fo:font-size="9.60000038146973pt" fo:letter-spacing="normal" fo:font-style="normal" fo:font-weight="normal"/>
    </style:style>
    <style:style style:name="P12" style:family="paragraph" style:parent-style-name="Preformatted_20_Text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04040" loext:opacity="100%" style:font-name="var ds-font-family-code" fo:font-size="9.60000038146973pt" fo:letter-spacing="normal" fo:font-style="normal" fo:font-weight="normal"/>
    </style:style>
    <style:style style:name="P13" style:family="paragraph" style:parent-style-name="Preformatted_20_Text" style:list-style-name="L20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04040" loext:opacity="100%" style:font-name="var ds-font-family-code" fo:font-size="9.60000038146973pt" fo:letter-spacing="normal" fo:font-style="normal" fo:font-weight="normal"/>
    </style:style>
    <style:style style:name="P14" style:family="paragraph" style:parent-style-name="Preformatted_20_Text" style:list-style-name="L20">
      <style:paragraph-properties fo:margin-top="0cm" fo:margin-bottom="0cm" style:contextual-spacing="false" fo:orphans="2" fo:widows="2" fo:padding="0cm" fo:border="none"/>
      <style:text-properties fo:font-variant="normal" fo:text-transform="none" fo:color="#404040" loext:opacity="100%" style:font-name="var ds-font-family-code" fo:font-size="9.60000038146973pt" fo:letter-spacing="normal" fo:font-style="normal" fo:font-weight="normal"/>
    </style:style>
    <style:style style:name="P15" style:family="paragraph" style:parent-style-name="Preformatted_20_Text" style:list-style-name="L2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04040" loext:opacity="100%" style:font-name="var ds-font-family-code" fo:font-size="9.60000038146973pt" fo:letter-spacing="normal" fo:font-style="normal" fo:font-weight="normal"/>
    </style:style>
    <style:style style:name="P16" style:family="paragraph" style:parent-style-name="Preformatted_20_Text" style:list-style-name="L21">
      <style:paragraph-properties fo:margin-top="0cm" fo:margin-bottom="0cm" style:contextual-spacing="false" fo:orphans="2" fo:widows="2" fo:padding="0cm" fo:border="none"/>
      <style:text-properties fo:font-variant="normal" fo:text-transform="none" fo:color="#404040" loext:opacity="100%" style:font-name="var ds-font-family-code" fo:font-size="9.60000038146973pt" fo:letter-spacing="normal" fo:font-style="normal" fo:font-weight="normal"/>
    </style:style>
    <style:style style:name="P17" style:family="paragraph" style:parent-style-name="Preformatted_20_Text" style:list-style-name="L2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04040" loext:opacity="100%" style:font-name="var ds-font-family-code" fo:font-size="9.60000038146973pt" fo:letter-spacing="normal" fo:font-style="normal" fo:font-weight="normal"/>
    </style:style>
    <style:style style:name="P18" style:family="paragraph" style:parent-style-name="Preformatted_20_Text" style:list-style-name="L22">
      <style:paragraph-properties fo:margin-top="0cm" fo:margin-bottom="0cm" style:contextual-spacing="false" fo:orphans="2" fo:widows="2" fo:padding="0cm" fo:border="none"/>
      <style:text-properties fo:font-variant="normal" fo:text-transform="none" fo:color="#404040" loext:opacity="100%" style:font-name="var ds-font-family-code" fo:font-size="9.60000038146973pt" fo:letter-spacing="normal" fo:font-style="normal" fo:font-weight="normal"/>
    </style:style>
    <style:style style:name="P19" style:family="paragraph" style:parent-style-name="Preformatted_20_Text" style:list-style-name="L2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04040" loext:opacity="100%" style:font-name="var ds-font-family-code" fo:font-size="9.60000038146973pt" fo:letter-spacing="normal" fo:font-style="normal" fo:font-weight="normal"/>
    </style:style>
    <style:style style:name="P20" style:family="paragraph" style:parent-style-name="Preformatted_20_Text" style:list-style-name="L23">
      <style:paragraph-properties fo:margin-top="0cm" fo:margin-bottom="0cm" style:contextual-spacing="false" fo:orphans="2" fo:widows="2" fo:padding="0cm" fo:border="none"/>
      <style:text-properties fo:font-variant="normal" fo:text-transform="none" fo:color="#404040" loext:opacity="100%" style:font-name="var ds-font-family-code" fo:font-size="9.60000038146973pt" fo:letter-spacing="normal" fo:font-style="normal" fo:font-weight="normal"/>
    </style:style>
    <style:style style:name="P21" style:family="paragraph" style:parent-style-name="Preformatted_20_Text" style:list-style-name="L2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04040" loext:opacity="100%" style:font-name="var ds-font-family-code" fo:font-size="9.60000038146973pt" fo:letter-spacing="normal" fo:font-style="normal" fo:font-weight="normal"/>
    </style:style>
    <style:style style:name="P22" style:family="paragraph" style:parent-style-name="Preformatted_20_Text" style:list-style-name="L24">
      <style:paragraph-properties fo:margin-top="0cm" fo:margin-bottom="0cm" style:contextual-spacing="false" fo:orphans="2" fo:widows="2" fo:padding="0cm" fo:border="none"/>
      <style:text-properties fo:font-variant="normal" fo:text-transform="none" fo:color="#404040" loext:opacity="100%" style:font-name="var ds-font-family-code" fo:font-size="9.60000038146973pt" fo:letter-spacing="normal" fo:font-style="normal" fo:font-weight="normal"/>
    </style:style>
    <style:style style:name="P23" style:family="paragraph" style:parent-style-name="Preformatted_20_Text" style:list-style-name="L2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04040" loext:opacity="100%" style:font-name="var ds-font-family-code" fo:font-size="9.60000038146973pt" fo:letter-spacing="normal" fo:font-style="normal" fo:font-weight="normal"/>
    </style:style>
    <style:style style:name="P24" style:family="paragraph" style:parent-style-name="Preformatted_20_Text" style:list-style-name="L1">
      <style:paragraph-properties fo:margin-top="0cm" fo:margin-bottom="0cm" style:contextual-spacing="false" fo:orphans="2" fo:widows="2" fo:padding="0cm" fo:border="none"/>
      <style:text-properties fo:font-variant="normal" fo:text-transform="none" fo:color="#404040" loext:opacity="100%" fo:letter-spacing="normal"/>
    </style:style>
    <style:style style:name="P25" style:family="paragraph" style:parent-style-name="Preformatted_20_Text" style:list-style-name="L3">
      <style:paragraph-properties fo:margin-top="0cm" fo:margin-bottom="0cm" style:contextual-spacing="false" fo:orphans="2" fo:widows="2" fo:padding="0cm" fo:border="none"/>
      <style:text-properties fo:font-variant="normal" fo:text-transform="none" fo:color="#404040" loext:opacity="100%" fo:letter-spacing="normal"/>
    </style:style>
    <style:style style:name="P26" style:family="paragraph" style:parent-style-name="Preformatted_20_Text" style:list-style-name="L21">
      <style:paragraph-properties fo:margin-top="0cm" fo:margin-bottom="0cm" style:contextual-spacing="false" fo:orphans="2" fo:widows="2" fo:padding="0cm" fo:border="none"/>
      <style:text-properties fo:font-variant="normal" fo:text-transform="none" fo:color="#404040" loext:opacity="100%" fo:letter-spacing="normal"/>
    </style:style>
    <style:style style:name="P27" style:family="paragraph" style:parent-style-name="Preformatted_20_Text" style:list-style-name="L22">
      <style:paragraph-properties fo:margin-top="0cm" fo:margin-bottom="0cm" style:contextual-spacing="false" fo:orphans="2" fo:widows="2" fo:padding="0cm" fo:border="none"/>
      <style:text-properties fo:font-variant="normal" fo:text-transform="none" fo:color="#404040" loext:opacity="100%" fo:letter-spacing="normal"/>
    </style:style>
    <style:style style:name="P28" style:family="paragraph" style:parent-style-name="Preformatted_20_Text" style:list-style-name="L24">
      <style:paragraph-properties fo:margin-top="0cm" fo:margin-bottom="0cm" style:contextual-spacing="false" fo:orphans="2" fo:widows="2" fo:padding="0cm" fo:border="none"/>
      <style:text-properties fo:font-variant="normal" fo:text-transform="none" fo:color="#404040" loext:opacity="100%" fo:letter-spacing="normal"/>
    </style:style>
    <style:style style:name="P29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var ds-font-family-code" fo:font-size="8.39999961853027pt" fo:letter-spacing="normal" fo:font-style="normal" fo:font-weight="normal" loext:padding="0cm" loext:border="none"/>
    </style:style>
    <style:style style:name="P30" style:family="paragraph" style:parent-style-name="Preformatted_20_Text" style:list-style-name="L1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var ds-font-family-code" fo:font-size="8.39999961853027pt" fo:letter-spacing="normal" fo:font-style="normal" fo:font-weight="normal" loext:padding="0cm" loext:border="none"/>
    </style:style>
    <style:style style:name="P31" style:family="paragraph" style:parent-style-name="Preformatted_20_Text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var ds-font-family-code" fo:font-size="8.39999961853027pt" fo:letter-spacing="normal" fo:font-style="normal" fo:font-weight="normal" loext:padding="0cm" loext:border="none"/>
    </style:style>
    <style:style style:name="P32" style:family="paragraph" style:parent-style-name="Preformatted_20_Text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fo:letter-spacing="normal" loext:padding="0cm" loext:border="none"/>
    </style:style>
    <style:style style:name="P33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636f88" loext:opacity="100%" style:font-name="var ds-font-family-code" fo:font-size="8.39999961853027pt" fo:letter-spacing="normal" fo:font-style="normal" fo:font-weight="normal" loext:padding="0cm" loext:border="none"/>
    </style:style>
    <style:style style:name="P34" style:family="paragraph" style:parent-style-name="Preformatted_20_Text">
      <style:paragraph-properties fo:margin-top="0cm" fo:margin-bottom="0cm" style:contextual-spacing="false" fo:orphans="2" fo:widows="2" fo:padding="0cm" fo:border="none"/>
      <style:text-properties fo:font-variant="normal" fo:text-transform="none" fo:color="#636f88" loext:opacity="100%" style:font-name="var ds-font-family-code" fo:font-size="8.39999961853027pt" fo:letter-spacing="normal" fo:font-style="normal" fo:font-weight="normal" loext:padding="0cm" loext:border="none"/>
    </style:style>
    <style:style style:name="P35" style:family="paragraph" style:parent-style-name="Preformatted_20_Text" style:list-style-name="L1">
      <style:paragraph-properties fo:margin-top="0cm" fo:margin-bottom="0cm" style:contextual-spacing="false" fo:orphans="2" fo:widows="2" fo:padding="0cm" fo:border="none"/>
    </style:style>
    <style:style style:name="P36" style:family="paragraph" style:parent-style-name="Preformatted_20_Text" style:list-style-name="L3">
      <style:paragraph-properties fo:margin-top="0cm" fo:margin-bottom="0cm" style:contextual-spacing="false" fo:orphans="2" fo:widows="2" fo:padding="0cm" fo:border="none"/>
    </style:style>
    <style:style style:name="P37" style:family="paragraph" style:parent-style-name="Preformatted_20_Text">
      <style:paragraph-properties fo:margin-top="0cm" fo:margin-bottom="0cm" style:contextual-spacing="false" fo:orphans="2" fo:widows="2" fo:padding="0cm" fo:border="none"/>
    </style:style>
    <style:style style:name="P38" style:family="paragraph" style:parent-style-name="Preformatted_20_Text" style:list-style-name="L21">
      <style:paragraph-properties fo:margin-top="0cm" fo:margin-bottom="0cm" style:contextual-spacing="false" fo:orphans="2" fo:widows="2" fo:padding="0cm" fo:border="none"/>
    </style:style>
    <style:style style:name="P39" style:family="paragraph" style:parent-style-name="Preformatted_20_Text" style:list-style-name="L22">
      <style:paragraph-properties fo:margin-top="0cm" fo:margin-bottom="0cm" style:contextual-spacing="false" fo:orphans="2" fo:widows="2" fo:padding="0cm" fo:border="none"/>
    </style:style>
    <style:style style:name="P40" style:family="paragraph" style:parent-style-name="Preformatted_20_Text" style:list-style-name="L24">
      <style:paragraph-properties fo:margin-top="0cm" fo:margin-bottom="0cm" style:contextual-spacing="false" fo:orphans="2" fo:widows="2" fo:padding="0cm" fo:border="none"/>
    </style:style>
    <style:style style:name="P4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636f88" loext:opacity="100%" style:font-name="var ds-font-family-code"/>
    </style:style>
    <style:style style:name="P42" style:family="paragraph" style:parent-style-name="Preformatted_20_Text">
      <style:paragraph-properties fo:margin-top="0cm" fo:margin-bottom="0cm" style:contextual-spacing="false" fo:padding="0cm" fo:border="none"/>
      <style:text-properties fo:color="#81a1c1" loext:opacity="100%" style:font-name="var ds-font-family-code"/>
    </style:style>
    <style:style style:name="P43" style:family="paragraph" style:parent-style-name="Preformatted_20_Text">
      <style:paragraph-properties fo:margin-top="0cm" fo:margin-bottom="0cm" style:contextual-spacing="false" fo:padding="0cm" fo:border="none"/>
    </style:style>
    <style:style style:name="P44" style:family="paragraph" style:parent-style-name="Text_20_body">
      <style:paragraph-properties fo:margin-left="0.254cm" fo:margin-right="0cm" fo:orphans="2" fo:widows="2" fo:text-indent="0cm" style:auto-text-indent="false"/>
      <style:text-properties fo:font-variant="normal" fo:text-transform="none" fo:color="#404040" loext:opacity="100%" style:font-name="Inter" fo:font-size="9.60000038146973pt" fo:letter-spacing="normal" fo:font-style="normal" fo:font-weight="normal"/>
    </style:style>
    <style:style style:name="P45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Inter" fo:font-size="9.60000038146973pt" fo:letter-spacing="normal" fo:font-style="normal" fo:font-weight="normal"/>
    </style:style>
    <style:style style:name="P46" style:family="paragraph" style:parent-style-name="Text_20_body" style:list-style-name="L2">
      <style:paragraph-properties fo:margin-left="0cm" fo:margin-right="0cm" fo:margin-top="0cm" fo:margin-bottom="0.085cm" style:contextual-spacing="false" fo:orphans="2" fo:widows="2" fo:text-indent="0cm" style:auto-text-indent="false"/>
      <style:text-properties fo:font-variant="normal" fo:text-transform="none" fo:color="#404040" loext:opacity="100%" style:font-name="Inter" fo:font-size="9.60000038146973pt" fo:letter-spacing="normal" fo:font-style="normal" fo:font-weight="normal"/>
    </style:style>
    <style:style style:name="P47" style:family="paragraph" style:parent-style-name="Text_20_body" style:list-style-name="L2">
      <style:paragraph-properties fo:margin-left="0cm" fo:margin-right="0cm" fo:margin-top="0.085cm" fo:margin-bottom="0.085cm" style:contextual-spacing="false" fo:orphans="2" fo:widows="2" fo:text-indent="0cm" style:auto-text-indent="false"/>
      <style:text-properties fo:font-variant="normal" fo:text-transform="none" fo:color="#404040" loext:opacity="100%" style:font-name="Inter" fo:font-size="9.60000038146973pt" fo:letter-spacing="normal" fo:font-style="normal" fo:font-weight="normal"/>
    </style:style>
    <style:style style:name="P48" style:family="paragraph" style:parent-style-name="Text_20_body" style:list-style-name="L4">
      <style:paragraph-properties fo:margin-left="0cm" fo:margin-right="0cm" fo:margin-top="0cm" fo:margin-bottom="0.085cm" style:contextual-spacing="false" fo:orphans="2" fo:widows="2" fo:text-indent="0cm" style:auto-text-indent="false"/>
      <style:text-properties fo:font-variant="normal" fo:text-transform="none" fo:color="#404040" loext:opacity="100%" style:font-name="Inter" fo:font-size="9.60000038146973pt" fo:letter-spacing="normal" fo:font-style="normal" fo:font-weight="normal"/>
    </style:style>
    <style:style style:name="P49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Inter" fo:font-size="9.60000038146973pt" fo:letter-spacing="normal" fo:font-style="normal" fo:font-weight="normal"/>
    </style:style>
    <style:style style:name="P50" style:family="paragraph" style:parent-style-name="Text_20_body" style:list-style-name="L20">
      <style:paragraph-properties fo:margin-left="0cm" fo:margin-right="0cm" fo:margin-top="0cm" fo:margin-bottom="0.085cm" style:contextual-spacing="false" fo:orphans="2" fo:widows="2" fo:text-indent="0cm" style:auto-text-indent="false"/>
      <style:text-properties fo:font-variant="normal" fo:text-transform="none" fo:color="#404040" loext:opacity="100%" style:font-name="Inter" fo:font-size="9.60000038146973pt" fo:letter-spacing="normal" fo:font-style="normal" fo:font-weight="normal"/>
    </style:style>
    <style:style style:name="P51" style:family="paragraph" style:parent-style-name="Text_20_body" style:list-style-name="L2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Inter" fo:font-size="9.60000038146973pt" fo:letter-spacing="normal" fo:font-style="normal" fo:font-weight="normal"/>
    </style:style>
    <style:style style:name="P52" style:family="paragraph" style:parent-style-name="Text_20_body" style:list-style-name="L23">
      <style:paragraph-properties fo:margin-left="0cm" fo:margin-right="0cm" fo:margin-top="0cm" fo:margin-bottom="0.085cm" style:contextual-spacing="false" fo:orphans="2" fo:widows="2" fo:text-indent="0cm" style:auto-text-indent="false"/>
      <style:text-properties fo:font-variant="normal" fo:text-transform="none" fo:color="#404040" loext:opacity="100%" style:font-name="Inter" fo:font-size="9.60000038146973pt" fo:letter-spacing="normal" fo:font-style="normal" fo:font-weight="normal"/>
    </style:style>
    <style:style style:name="P53" style:family="paragraph" style:parent-style-name="Text_20_body" style:list-style-name="L23">
      <style:paragraph-properties fo:margin-left="0cm" fo:margin-right="0cm" fo:margin-top="0.085cm" fo:margin-bottom="0.085cm" style:contextual-spacing="false" fo:orphans="2" fo:widows="2" fo:text-indent="0cm" style:auto-text-indent="false"/>
      <style:text-properties fo:font-variant="normal" fo:text-transform="none" fo:color="#404040" loext:opacity="100%" style:font-name="Inter" fo:font-size="9.60000038146973pt" fo:letter-spacing="normal" fo:font-style="normal" fo:font-weight="normal"/>
    </style:style>
    <style:style style:name="P54" style:family="paragraph" style:parent-style-name="Text_20_body" style:list-style-name="L25">
      <style:paragraph-properties fo:margin-left="0cm" fo:margin-right="0cm" fo:margin-top="0cm" fo:margin-bottom="0.085cm" style:contextual-spacing="false" fo:orphans="2" fo:widows="2" fo:text-indent="0cm" style:auto-text-indent="false"/>
      <style:text-properties fo:font-variant="normal" fo:text-transform="none" fo:color="#404040" loext:opacity="100%" style:font-name="Inter" fo:font-size="9.60000038146973pt" fo:letter-spacing="normal" fo:font-style="normal" fo:font-weight="normal"/>
    </style:style>
    <style:style style:name="P55" style:family="paragraph" style:parent-style-name="Text_20_body" style:list-style-name="L25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Inter" fo:font-size="9.60000038146973pt" fo:letter-spacing="normal" fo:font-style="normal" fo:font-weight="normal"/>
    </style:style>
    <style:style style:name="P56" style:family="paragraph" style:parent-style-name="Text_20_body" style:list-style-name="L1">
      <style:paragraph-properties fo:margin-top="0cm" fo:margin-bottom="0cm" style:contextual-spacing="false" fo:orphans="2" fo:widows="2"/>
      <style:text-properties fo:font-variant="normal" fo:text-transform="none" fo:color="#ffffff" loext:opacity="100%" style:font-name="Inter" fo:font-size="9.60000038146973pt" fo:letter-spacing="normal" fo:font-style="normal" fo:font-weight="normal" fo:background-color="#50505a" loext:padding="0cm" loext:border="none"/>
    </style:style>
    <style:style style:name="P57" style:family="paragraph" style:parent-style-name="Text_20_body" style:list-style-name="L1">
      <style:paragraph-properties fo:margin-left="0cm" fo:margin-right="0cm" fo:orphans="2" fo:widows="2" fo:text-indent="0cm" style:auto-text-indent="false"/>
      <style:text-properties fo:font-variant="normal" fo:text-transform="none" fo:color="#ffffff" loext:opacity="100%" style:font-name="Inter" fo:font-size="9.60000038146973pt" fo:letter-spacing="normal" fo:font-style="normal" fo:font-weight="normal" fo:background-color="#50505a" loext:padding="0cm" loext:border="none"/>
    </style:style>
    <style:style style:name="P58" style:family="paragraph" style:parent-style-name="Text_20_body" style:list-style-name="L2">
      <style:paragraph-properties fo:margin-top="0.085cm" fo:margin-bottom="0.247cm" style:contextual-spacing="false" fo:orphans="2" fo:widows="2"/>
      <style:text-properties fo:font-variant="normal" fo:text-transform="none" fo:color="#ffffff" loext:opacity="100%" style:font-name="Inter" fo:font-size="9.60000038146973pt" fo:letter-spacing="normal" fo:font-style="normal" fo:font-weight="normal" fo:background-color="#50505a" loext:padding="0cm" loext:border="none"/>
    </style:style>
    <style:style style:name="P59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ffffff" loext:opacity="100%" style:font-name="Inter" fo:font-size="9.60000038146973pt" fo:letter-spacing="normal" fo:font-style="normal" fo:font-weight="normal" fo:background-color="#50505a" loext:padding="0cm" loext:border="none"/>
    </style:style>
    <style:style style:name="P60" style:family="paragraph" style:parent-style-name="Text_20_body" style:list-style-name="L3">
      <style:paragraph-properties fo:margin-top="0cm" fo:margin-bottom="0cm" style:contextual-spacing="false" fo:orphans="2" fo:widows="2"/>
      <style:text-properties fo:font-variant="normal" fo:text-transform="none" fo:color="#ffffff" loext:opacity="100%" style:font-name="Inter" fo:font-size="9.60000038146973pt" fo:letter-spacing="normal" fo:font-style="normal" fo:font-weight="normal" fo:background-color="#50505a" loext:padding="0cm" loext:border="none"/>
    </style:style>
    <style:style style:name="P61" style:family="paragraph" style:parent-style-name="Text_20_body" style:list-style-name="L3">
      <style:paragraph-properties fo:margin-left="0cm" fo:margin-right="0cm" fo:orphans="2" fo:widows="2" fo:text-indent="0cm" style:auto-text-indent="false"/>
      <style:text-properties fo:font-variant="normal" fo:text-transform="none" fo:color="#ffffff" loext:opacity="100%" style:font-name="Inter" fo:font-size="9.60000038146973pt" fo:letter-spacing="normal" fo:font-style="normal" fo:font-weight="normal" fo:background-color="#50505a" loext:padding="0cm" loext:border="none"/>
    </style:style>
    <style:style style:name="P62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ffffff" loext:opacity="100%" style:font-name="Inter" fo:font-size="9.60000038146973pt" fo:letter-spacing="normal" fo:font-style="normal" fo:font-weight="normal" fo:background-color="#50505a" loext:padding="0cm" loext:border="none"/>
    </style:style>
    <style:style style:name="P63" style:family="paragraph" style:parent-style-name="Text_20_body" style:list-style-name="L3">
      <style:paragraph-properties fo:margin-top="0.085cm" fo:margin-bottom="0.247cm" style:contextual-spacing="false" fo:orphans="2" fo:widows="2"/>
      <style:text-properties fo:font-variant="normal" fo:text-transform="none" fo:color="#ffffff" loext:opacity="100%" style:font-name="Inter" fo:font-size="9.60000038146973pt" fo:letter-spacing="normal" fo:font-style="normal" fo:font-weight="normal" fo:background-color="#50505a" loext:padding="0cm" loext:border="none"/>
    </style:style>
    <style:style style:name="P64" style:family="paragraph" style:parent-style-name="Text_20_body" style:list-style-name="L4">
      <style:paragraph-properties fo:margin-top="0cm" fo:margin-bottom="0cm" style:contextual-spacing="false" fo:orphans="2" fo:widows="2"/>
      <style:text-properties fo:font-variant="normal" fo:text-transform="none" fo:color="#ffffff" loext:opacity="100%" style:font-name="Inter" fo:font-size="9.60000038146973pt" fo:letter-spacing="normal" fo:font-style="normal" fo:font-weight="normal" fo:background-color="#50505a" loext:padding="0cm" loext:border="none"/>
    </style:style>
    <style:style style:name="P65" style:family="paragraph" style:parent-style-name="Text_20_body" style:list-style-name="L4">
      <style:paragraph-properties fo:margin-left="0cm" fo:margin-right="0cm" fo:orphans="2" fo:widows="2" fo:text-indent="0cm" style:auto-text-indent="false"/>
      <style:text-properties fo:font-variant="normal" fo:text-transform="none" fo:color="#ffffff" loext:opacity="100%" style:font-name="Inter" fo:font-size="9.60000038146973pt" fo:letter-spacing="normal" fo:font-style="normal" fo:font-weight="normal" fo:background-color="#50505a" loext:padding="0cm" loext:border="none"/>
    </style:style>
    <style:style style:name="P66" style:family="paragraph" style:parent-style-name="Text_20_body" style:list-style-name="L20">
      <style:paragraph-properties fo:margin-top="0cm" fo:margin-bottom="0cm" style:contextual-spacing="false" fo:orphans="2" fo:widows="2"/>
      <style:text-properties fo:font-variant="normal" fo:text-transform="none" fo:color="#ffffff" loext:opacity="100%" style:font-name="Inter" fo:font-size="9.60000038146973pt" fo:letter-spacing="normal" fo:font-style="normal" fo:font-weight="normal" fo:background-color="#50505a" loext:padding="0cm" loext:border="none"/>
    </style:style>
    <style:style style:name="P67" style:family="paragraph" style:parent-style-name="Text_20_body" style:list-style-name="L20">
      <style:paragraph-properties fo:margin-left="0cm" fo:margin-right="0cm" fo:orphans="2" fo:widows="2" fo:text-indent="0cm" style:auto-text-indent="false"/>
      <style:text-properties fo:font-variant="normal" fo:text-transform="none" fo:color="#ffffff" loext:opacity="100%" style:font-name="Inter" fo:font-size="9.60000038146973pt" fo:letter-spacing="normal" fo:font-style="normal" fo:font-weight="normal" fo:background-color="#50505a" loext:padding="0cm" loext:border="none"/>
    </style:style>
    <style:style style:name="P68" style:family="paragraph" style:parent-style-name="Text_20_body" style:list-style-name="L20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ffffff" loext:opacity="100%" style:font-name="Inter" fo:font-size="9.60000038146973pt" fo:letter-spacing="normal" fo:font-style="normal" fo:font-weight="normal" fo:background-color="#50505a" loext:padding="0cm" loext:border="none"/>
    </style:style>
    <style:style style:name="P69" style:family="paragraph" style:parent-style-name="Text_20_body" style:list-style-name="L20">
      <style:paragraph-properties fo:margin-top="0.085cm" fo:margin-bottom="0.247cm" style:contextual-spacing="false" fo:orphans="2" fo:widows="2"/>
      <style:text-properties fo:font-variant="normal" fo:text-transform="none" fo:color="#ffffff" loext:opacity="100%" style:font-name="Inter" fo:font-size="9.60000038146973pt" fo:letter-spacing="normal" fo:font-style="normal" fo:font-weight="normal" fo:background-color="#50505a" loext:padding="0cm" loext:border="none"/>
    </style:style>
    <style:style style:name="P70" style:family="paragraph" style:parent-style-name="Text_20_body" style:list-style-name="L21">
      <style:paragraph-properties fo:margin-top="0cm" fo:margin-bottom="0cm" style:contextual-spacing="false" fo:orphans="2" fo:widows="2"/>
      <style:text-properties fo:font-variant="normal" fo:text-transform="none" fo:color="#ffffff" loext:opacity="100%" style:font-name="Inter" fo:font-size="9.60000038146973pt" fo:letter-spacing="normal" fo:font-style="normal" fo:font-weight="normal" fo:background-color="#50505a" loext:padding="0cm" loext:border="none"/>
    </style:style>
    <style:style style:name="P71" style:family="paragraph" style:parent-style-name="Text_20_body" style:list-style-name="L21">
      <style:paragraph-properties fo:margin-left="0cm" fo:margin-right="0cm" fo:orphans="2" fo:widows="2" fo:text-indent="0cm" style:auto-text-indent="false"/>
      <style:text-properties fo:font-variant="normal" fo:text-transform="none" fo:color="#ffffff" loext:opacity="100%" style:font-name="Inter" fo:font-size="9.60000038146973pt" fo:letter-spacing="normal" fo:font-style="normal" fo:font-weight="normal" fo:background-color="#50505a" loext:padding="0cm" loext:border="none"/>
    </style:style>
    <style:style style:name="P72" style:family="paragraph" style:parent-style-name="Text_20_body" style:list-style-name="L2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ffffff" loext:opacity="100%" style:font-name="Inter" fo:font-size="9.60000038146973pt" fo:letter-spacing="normal" fo:font-style="normal" fo:font-weight="normal" fo:background-color="#50505a" loext:padding="0cm" loext:border="none"/>
    </style:style>
    <style:style style:name="P73" style:family="paragraph" style:parent-style-name="Text_20_body" style:list-style-name="L21">
      <style:paragraph-properties fo:margin-top="0.085cm" fo:margin-bottom="0.247cm" style:contextual-spacing="false" fo:orphans="2" fo:widows="2"/>
      <style:text-properties fo:font-variant="normal" fo:text-transform="none" fo:color="#ffffff" loext:opacity="100%" style:font-name="Inter" fo:font-size="9.60000038146973pt" fo:letter-spacing="normal" fo:font-style="normal" fo:font-weight="normal" fo:background-color="#50505a" loext:padding="0cm" loext:border="none"/>
    </style:style>
    <style:style style:name="P74" style:family="paragraph" style:parent-style-name="Text_20_body" style:list-style-name="L22">
      <style:paragraph-properties fo:margin-top="0cm" fo:margin-bottom="0cm" style:contextual-spacing="false" fo:orphans="2" fo:widows="2"/>
      <style:text-properties fo:font-variant="normal" fo:text-transform="none" fo:color="#ffffff" loext:opacity="100%" style:font-name="Inter" fo:font-size="9.60000038146973pt" fo:letter-spacing="normal" fo:font-style="normal" fo:font-weight="normal" fo:background-color="#50505a" loext:padding="0cm" loext:border="none"/>
    </style:style>
    <style:style style:name="P75" style:family="paragraph" style:parent-style-name="Text_20_body" style:list-style-name="L22">
      <style:paragraph-properties fo:margin-left="0cm" fo:margin-right="0cm" fo:orphans="2" fo:widows="2" fo:text-indent="0cm" style:auto-text-indent="false"/>
      <style:text-properties fo:font-variant="normal" fo:text-transform="none" fo:color="#ffffff" loext:opacity="100%" style:font-name="Inter" fo:font-size="9.60000038146973pt" fo:letter-spacing="normal" fo:font-style="normal" fo:font-weight="normal" fo:background-color="#50505a" loext:padding="0cm" loext:border="none"/>
    </style:style>
    <style:style style:name="P76" style:family="paragraph" style:parent-style-name="Text_20_body" style:list-style-name="L23">
      <style:paragraph-properties fo:margin-top="0.085cm" fo:margin-bottom="0.247cm" style:contextual-spacing="false" fo:orphans="2" fo:widows="2"/>
      <style:text-properties fo:font-variant="normal" fo:text-transform="none" fo:color="#ffffff" loext:opacity="100%" style:font-name="Inter" fo:font-size="9.60000038146973pt" fo:letter-spacing="normal" fo:font-style="normal" fo:font-weight="normal" fo:background-color="#50505a" loext:padding="0cm" loext:border="none"/>
    </style:style>
    <style:style style:name="P77" style:family="paragraph" style:parent-style-name="Text_20_body" style:list-style-name="L2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ffffff" loext:opacity="100%" style:font-name="Inter" fo:font-size="9.60000038146973pt" fo:letter-spacing="normal" fo:font-style="normal" fo:font-weight="normal" fo:background-color="#50505a" loext:padding="0cm" loext:border="none"/>
    </style:style>
    <style:style style:name="P78" style:family="paragraph" style:parent-style-name="Text_20_body" style:list-style-name="L24">
      <style:paragraph-properties fo:margin-top="0cm" fo:margin-bottom="0cm" style:contextual-spacing="false" fo:orphans="2" fo:widows="2"/>
      <style:text-properties fo:font-variant="normal" fo:text-transform="none" fo:color="#ffffff" loext:opacity="100%" style:font-name="Inter" fo:font-size="9.60000038146973pt" fo:letter-spacing="normal" fo:font-style="normal" fo:font-weight="normal" fo:background-color="#50505a" loext:padding="0cm" loext:border="none"/>
    </style:style>
    <style:style style:name="P79" style:family="paragraph" style:parent-style-name="Text_20_body" style:list-style-name="L24">
      <style:paragraph-properties fo:margin-left="0cm" fo:margin-right="0cm" fo:orphans="2" fo:widows="2" fo:text-indent="0cm" style:auto-text-indent="false"/>
      <style:text-properties fo:font-variant="normal" fo:text-transform="none" fo:color="#ffffff" loext:opacity="100%" style:font-name="Inter" fo:font-size="9.60000038146973pt" fo:letter-spacing="normal" fo:font-style="normal" fo:font-weight="normal" fo:background-color="#50505a" loext:padding="0cm" loext:border="none"/>
    </style:style>
    <style:style style:name="P80" style:family="paragraph" style:parent-style-name="Text_20_body" style:list-style-name="L24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ffffff" loext:opacity="100%" style:font-name="Inter" fo:font-size="9.60000038146973pt" fo:letter-spacing="normal" fo:font-style="normal" fo:font-weight="normal" fo:background-color="#50505a" loext:padding="0cm" loext:border="none"/>
    </style:style>
    <style:style style:name="P81" style:family="paragraph" style:parent-style-name="Text_20_body" style:list-style-name="L24">
      <style:paragraph-properties fo:margin-top="0.085cm" fo:margin-bottom="0.247cm" style:contextual-spacing="false" fo:orphans="2" fo:widows="2"/>
      <style:text-properties fo:font-variant="normal" fo:text-transform="none" fo:color="#ffffff" loext:opacity="100%" style:font-name="Inter" fo:font-size="9.60000038146973pt" fo:letter-spacing="normal" fo:font-style="normal" fo:font-weight="normal" fo:background-color="#50505a" loext:padding="0cm" loext:border="none"/>
    </style:style>
    <style:style style:name="P82" style:family="paragraph" style:parent-style-name="Text_20_body" style:list-style-name="L25">
      <style:paragraph-properties fo:margin-top="0cm" fo:margin-bottom="0cm" style:contextual-spacing="false" fo:orphans="2" fo:widows="2"/>
      <style:text-properties fo:font-variant="normal" fo:text-transform="none" fo:color="#ffffff" loext:opacity="100%" style:font-name="Inter" fo:font-size="9.60000038146973pt" fo:letter-spacing="normal" fo:font-style="normal" fo:font-weight="normal" fo:background-color="#50505a" loext:padding="0cm" loext:border="none"/>
    </style:style>
    <style:style style:name="P83" style:family="paragraph" style:parent-style-name="Text_20_body" style:list-style-name="L25">
      <style:paragraph-properties fo:margin-left="0cm" fo:margin-right="0cm" fo:orphans="2" fo:widows="2" fo:text-indent="0cm" style:auto-text-indent="false"/>
      <style:text-properties fo:font-variant="normal" fo:text-transform="none" fo:color="#ffffff" loext:opacity="100%" style:font-name="Inter" fo:font-size="9.60000038146973pt" fo:letter-spacing="normal" fo:font-style="normal" fo:font-weight="normal" fo:background-color="#50505a" loext:padding="0cm" loext:border="none"/>
    </style:style>
    <style:style style:name="P8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ffffff" loext:opacity="100%" style:font-name="Inter" fo:font-size="8.39999961853027pt" fo:letter-spacing="normal" fo:font-style="normal" fo:font-weight="normal" fo:background-color="#50505a" loext:padding="0cm" loext:border="none"/>
    </style:style>
    <style:style style:name="P85" style:family="paragraph" style:parent-style-name="Text_20_body" style:list-style-name="L15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ffffff" loext:opacity="100%" style:font-name="Inter" fo:font-size="8.39999961853027pt" fo:letter-spacing="normal" fo:font-style="normal" fo:font-weight="normal" fo:background-color="#50505a" loext:padding="0cm" loext:border="none"/>
    </style:style>
    <style:style style:name="P86" style:family="paragraph" style:parent-style-name="Text_20_body" style:list-style-name="L15">
      <style:paragraph-properties fo:margin-top="0cm" fo:margin-bottom="0.254cm" style:contextual-spacing="false" fo:orphans="2" fo:widows="2"/>
      <style:text-properties fo:font-variant="normal" fo:text-transform="none" fo:color="#ffffff" loext:opacity="100%" style:font-name="Inter" fo:font-size="8.39999961853027pt" fo:letter-spacing="normal" fo:font-style="normal" fo:font-weight="normal" fo:background-color="#50505a" loext:padding="0cm" loext:border="none"/>
    </style:style>
    <style:style style:name="P87" style:family="paragraph" style:parent-style-name="Text_20_body">
      <style:paragraph-properties fo:margin-top="0cm" fo:margin-bottom="0.254cm" style:contextual-spacing="false" fo:orphans="2" fo:widows="2"/>
      <style:text-properties fo:font-variant="normal" fo:text-transform="none" fo:color="#ffffff" loext:opacity="100%" style:font-name="Inter" fo:font-size="8.39999961853027pt" fo:letter-spacing="normal" fo:font-style="normal" fo:font-weight="normal" fo:background-color="#50505a" loext:padding="0cm" loext:border="none"/>
    </style:style>
    <style:style style:name="P88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Inter" fo:font-size="8.39999961853027pt" fo:letter-spacing="normal" fo:font-style="normal" fo:font-weight="normal" loext:padding="0cm" loext:border="none"/>
    </style:style>
    <style:style style:name="P89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Inter" fo:font-size="8.39999961853027pt" fo:letter-spacing="normal" fo:font-style="normal" fo:font-weight="normal" loext:padding="0cm" loext:border="none"/>
    </style:style>
    <style:style style:name="P90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Inter" fo:font-size="8.39999961853027pt" fo:letter-spacing="normal" fo:font-style="normal" fo:font-weight="normal" loext:padding="0cm" loext:border="none"/>
    </style:style>
    <style:style style:name="P91" style:family="paragraph" style:parent-style-name="Text_20_body" style:list-style-name="L8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Inter" fo:font-size="8.39999961853027pt" fo:letter-spacing="normal" fo:font-style="normal" fo:font-weight="normal" loext:padding="0cm" loext:border="none"/>
    </style:style>
    <style:style style:name="P92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Inter" fo:font-size="8.39999961853027pt" fo:letter-spacing="normal" fo:font-style="normal" fo:font-weight="normal" loext:padding="0cm" loext:border="none"/>
    </style:style>
    <style:style style:name="P93" style:family="paragraph" style:parent-style-name="Text_20_body" style:list-style-name="L10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Inter" fo:font-size="8.39999961853027pt" fo:letter-spacing="normal" fo:font-style="normal" fo:font-weight="normal" loext:padding="0cm" loext:border="none"/>
    </style:style>
    <style:style style:name="P94" style:family="paragraph" style:parent-style-name="Text_20_body" style:list-style-name="L1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Inter" fo:font-size="8.39999961853027pt" fo:letter-spacing="normal" fo:font-style="normal" fo:font-weight="normal" loext:padding="0cm" loext:border="none"/>
    </style:style>
    <style:style style:name="P95" style:family="paragraph" style:parent-style-name="Text_20_body" style:list-style-name="L12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Inter" fo:font-size="8.39999961853027pt" fo:letter-spacing="normal" fo:font-style="normal" fo:font-weight="normal" loext:padding="0cm" loext:border="none"/>
    </style:style>
    <style:style style:name="P96" style:family="paragraph" style:parent-style-name="Text_20_body" style:list-style-name="L1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Inter" fo:font-size="8.39999961853027pt" fo:letter-spacing="normal" fo:font-style="normal" fo:font-weight="normal" loext:padding="0cm" loext:border="none"/>
    </style:style>
    <style:style style:name="P97" style:family="paragraph" style:parent-style-name="Text_20_body">
      <style:paragraph-properties fo:margin-top="0cm" fo:margin-bottom="0.254cm" style:contextual-spacing="false" fo:orphans="2" fo:widows="2"/>
      <style:text-properties fo:font-variant="normal" fo:text-transform="none" fo:color="#000000" loext:opacity="100%" style:font-name="Inter" fo:font-size="8.39999961853027pt" fo:letter-spacing="normal" fo:font-style="normal" fo:font-weight="normal" loext:padding="0cm" loext:border="none"/>
    </style:style>
    <style:style style:name="P98" style:family="paragraph" style:parent-style-name="Text_20_body">
      <style:paragraph-properties fo:margin-left="0.254cm" fo:margin-right="0cm" fo:margin-top="0cm" fo:margin-bottom="0.254cm" style:contextual-spacing="false" fo:orphans="2" fo:widows="2" fo:text-indent="0cm" style:auto-text-indent="false"/>
      <style:text-properties fo:font-variant="normal" fo:text-transform="none" fo:color="#000000" loext:opacity="100%" style:font-name="Inter" fo:font-size="8.39999961853027pt" fo:letter-spacing="normal" fo:font-style="normal" fo:font-weight="normal" loext:padding="0cm" loext:border="none"/>
    </style:style>
    <style:style style:name="P99" style:family="paragraph" style:parent-style-name="Text_20_body" style:list-style-name="L15">
      <style:paragraph-properties fo:margin-left="0cm" fo:margin-right="0cm" fo:margin-top="0cm" fo:margin-bottom="0.085cm" style:contextual-spacing="false" fo:orphans="2" fo:widows="2" fo:text-indent="0cm" style:auto-text-indent="false"/>
      <style:text-properties fo:font-variant="normal" fo:text-transform="none" fo:color="#000000" loext:opacity="100%" style:font-name="Inter" fo:font-size="8.39999961853027pt" fo:letter-spacing="normal" fo:font-style="normal" fo:font-weight="normal" loext:padding="0cm" loext:border="none"/>
    </style:style>
    <style:style style:name="P100" style:family="paragraph" style:parent-style-name="Text_20_body">
      <style:paragraph-properties fo:margin-left="0cm" fo:margin-right="0cm" fo:margin-top="0cm" fo:margin-bottom="0.339cm" style:contextual-spacing="false" fo:orphans="2" fo:widows="2" fo:text-indent="0cm" style:auto-text-indent="false"/>
      <style:text-properties fo:font-variant="normal" fo:text-transform="none" fo:color="#262626" loext:opacity="100%" style:font-name="Inter" fo:font-size="8.39999961853027pt" fo:letter-spacing="normal" fo:font-style="normal" fo:font-weight="normal" fo:background-color="#eff6ff" loext:padding="0cm" loext:border="none"/>
    </style:style>
    <style:style style:name="P10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apple-system" fo:font-size="8.39999961853027pt" fo:letter-spacing="normal" fo:font-style="normal" fo:font-weight="normal"/>
    </style:style>
    <style:style style:name="P102" style:family="paragraph" style:parent-style-name="Text_20_body" style:list-style-name="L16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apple-system" fo:font-size="8.39999961853027pt" fo:letter-spacing="normal" fo:font-style="normal" fo:font-weight="normal"/>
    </style:style>
    <style:style style:name="P103" style:family="paragraph" style:parent-style-name="Text_20_body" style:list-style-name="L18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apple-system" fo:font-size="8.39999961853027pt" fo:letter-spacing="normal" fo:font-style="normal" fo:font-weight="normal"/>
    </style:style>
    <style:style style:name="P104" style:family="paragraph" style:parent-style-name="Text_20_body" style:list-style-name="L19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apple-system" fo:font-size="8.39999961853027pt" fo:letter-spacing="normal" fo:font-style="normal" fo:font-weight="normal"/>
    </style:style>
    <style:style style:name="P105" style:family="paragraph" style:parent-style-name="Text_20_body">
      <style:paragraph-properties fo:margin-top="0cm" fo:margin-bottom="0cm" style:contextual-spacing="false"/>
      <style:text-properties fo:color="#ffffff" loext:opacity="100%" fo:background-color="#50505a" loext:padding="0cm" loext:border="none"/>
    </style:style>
    <style:style style:name="P106" style:family="paragraph" style:parent-style-name="Text_20_body">
      <style:paragraph-properties fo:margin-left="0cm" fo:margin-right="0cm" fo:text-indent="0cm" style:auto-text-indent="false"/>
      <style:text-properties fo:color="#ffffff" loext:opacity="100%" fo:background-color="#50505a" loext:padding="0cm" loext:border="none"/>
    </style:style>
    <style:style style:name="P107" style:family="paragraph" style:parent-style-name="Text_20_body">
      <style:paragraph-properties fo:margin-top="0cm" fo:margin-bottom="0cm" style:contextual-spacing="false" fo:orphans="1"/>
      <style:text-properties fo:color="#ffffff" loext:opacity="100%" fo:background-color="#50505a" loext:padding="0cm" loext:border="none"/>
    </style:style>
    <style:style style:name="P108" style:family="paragraph" style:parent-style-name="Text_20_body" style:list-style-name="L1">
      <style:paragraph-properties fo:margin-left="0cm" fo:margin-right="0cm" fo:margin-top="0cm" fo:margin-bottom="0.085cm" style:contextual-spacing="false" fo:orphans="2" fo:widows="2" fo:text-indent="0cm" style:auto-text-indent="false"/>
    </style:style>
    <style:style style:name="P109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10" style:family="paragraph" style:parent-style-name="Text_20_body" style:list-style-name="L2">
      <style:paragraph-properties fo:margin-left="0cm" fo:margin-right="0cm" fo:margin-top="0.085cm" fo:margin-bottom="0cm" style:contextual-spacing="false" fo:orphans="2" fo:widows="2" fo:text-indent="0cm" style:auto-text-indent="false"/>
    </style:style>
    <style:style style:name="P111" style:family="paragraph" style:parent-style-name="Text_20_body" style:list-style-name="L3">
      <style:paragraph-properties fo:margin-left="0cm" fo:margin-right="0cm" fo:margin-top="0cm" fo:margin-bottom="0.085cm" style:contextual-spacing="false" fo:orphans="2" fo:widows="2" fo:text-indent="0cm" style:auto-text-indent="false"/>
    </style:style>
    <style:style style:name="P112" style:family="paragraph" style:parent-style-name="Text_20_body">
      <style:paragraph-properties fo:margin-left="0.254cm" fo:margin-right="0cm" fo:orphans="2" fo:widows="2" fo:text-indent="0cm" style:auto-text-indent="false"/>
    </style:style>
    <style:style style:name="P113" style:family="paragraph" style:parent-style-name="Text_20_body">
      <style:paragraph-properties fo:margin-left="0.254cm" fo:margin-right="0cm" fo:margin-top="0cm" fo:margin-bottom="0.254cm" style:contextual-spacing="false" fo:orphans="2" fo:widows="2" fo:text-indent="0cm" style:auto-text-indent="false"/>
    </style:style>
    <style:style style:name="P114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15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16" style:family="paragraph" style:parent-style-name="Text_20_body" style:list-style-name="L5">
      <style:paragraph-properties fo:margin-left="0cm" fo:margin-right="0cm" fo:margin-top="0cm" fo:margin-bottom="0.085cm" style:contextual-spacing="false" fo:orphans="2" fo:widows="2" fo:text-indent="0cm" style:auto-text-indent="false"/>
    </style:style>
    <style:style style:name="P117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18" style:family="paragraph" style:parent-style-name="Text_20_body" style:list-style-name="L6">
      <style:paragraph-properties fo:margin-left="0cm" fo:margin-right="0cm" fo:margin-top="0cm" fo:margin-bottom="0.085cm" style:contextual-spacing="false" fo:orphans="2" fo:widows="2" fo:text-indent="0cm" style:auto-text-indent="false"/>
    </style:style>
    <style:style style:name="P119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20" style:family="paragraph" style:parent-style-name="Text_20_body" style:list-style-name="L7">
      <style:paragraph-properties fo:margin-left="0cm" fo:margin-right="0cm" fo:margin-top="0cm" fo:margin-bottom="0.085cm" style:contextual-spacing="false" fo:orphans="2" fo:widows="2" fo:text-indent="0cm" style:auto-text-indent="false"/>
    </style:style>
    <style:style style:name="P121" style:family="paragraph" style:parent-style-name="Text_20_body" style:list-style-name="L8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22" style:family="paragraph" style:parent-style-name="Text_20_body" style:list-style-name="L8">
      <style:paragraph-properties fo:margin-left="0cm" fo:margin-right="0cm" fo:margin-top="0cm" fo:margin-bottom="0.085cm" style:contextual-spacing="false" fo:orphans="2" fo:widows="2" fo:text-indent="0cm" style:auto-text-indent="false"/>
    </style:style>
    <style:style style:name="P123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24" style:family="paragraph" style:parent-style-name="Text_20_body" style:list-style-name="L9">
      <style:paragraph-properties fo:margin-left="0cm" fo:margin-right="0cm" fo:margin-top="0cm" fo:margin-bottom="0.085cm" style:contextual-spacing="false" fo:orphans="2" fo:widows="2" fo:text-indent="0cm" style:auto-text-indent="false"/>
    </style:style>
    <style:style style:name="P125" style:family="paragraph" style:parent-style-name="Text_20_body" style:list-style-name="L10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26" style:family="paragraph" style:parent-style-name="Text_20_body" style:list-style-name="L10">
      <style:paragraph-properties fo:margin-left="0cm" fo:margin-right="0cm" fo:margin-top="0cm" fo:margin-bottom="0.085cm" style:contextual-spacing="false" fo:orphans="2" fo:widows="2" fo:text-indent="0cm" style:auto-text-indent="false"/>
    </style:style>
    <style:style style:name="P127" style:family="paragraph" style:parent-style-name="Text_20_body" style:list-style-name="L11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28" style:family="paragraph" style:parent-style-name="Text_20_body" style:list-style-name="L11">
      <style:paragraph-properties fo:margin-left="0cm" fo:margin-right="0cm" fo:margin-top="0cm" fo:margin-bottom="0.085cm" style:contextual-spacing="false" fo:orphans="2" fo:widows="2" fo:text-indent="0cm" style:auto-text-indent="false"/>
    </style:style>
    <style:style style:name="P129" style:family="paragraph" style:parent-style-name="Text_20_body" style:list-style-name="L12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30" style:family="paragraph" style:parent-style-name="Text_20_body" style:list-style-name="L12">
      <style:paragraph-properties fo:margin-left="0cm" fo:margin-right="0cm" fo:margin-top="0cm" fo:margin-bottom="0.085cm" style:contextual-spacing="false" fo:orphans="2" fo:widows="2" fo:text-indent="0cm" style:auto-text-indent="false"/>
    </style:style>
    <style:style style:name="P131" style:family="paragraph" style:parent-style-name="Text_20_body" style:list-style-name="L13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32" style:family="paragraph" style:parent-style-name="Text_20_body" style:list-style-name="L13">
      <style:paragraph-properties fo:margin-left="0cm" fo:margin-right="0cm" fo:margin-top="0cm" fo:margin-bottom="0.085cm" style:contextual-spacing="false" fo:orphans="2" fo:widows="2" fo:text-indent="0cm" style:auto-text-indent="false"/>
    </style:style>
    <style:style style:name="P133" style:family="paragraph" style:parent-style-name="Text_20_body">
      <style:paragraph-properties fo:margin-left="0cm" fo:margin-right="0cm" fo:margin-top="0cm" fo:margin-bottom="0.254cm" style:contextual-spacing="false" fo:orphans="2" fo:widows="2" fo:text-indent="0cm" style:auto-text-indent="false"/>
    </style:style>
    <style:style style:name="P13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35" style:family="paragraph" style:parent-style-name="Text_20_body">
      <style:paragraph-properties fo:margin-left="0.191cm" fo:margin-right="0cm" fo:margin-top="0cm" fo:margin-bottom="0.254cm" style:contextual-spacing="false" fo:orphans="2" fo:widows="2" fo:text-indent="0cm" style:auto-text-indent="false"/>
    </style:style>
    <style:style style:name="P136" style:family="paragraph" style:parent-style-name="Text_20_body" style:list-style-name="L14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37" style:family="paragraph" style:parent-style-name="Text_20_body" style:list-style-name="L15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38" style:family="paragraph" style:parent-style-name="Text_20_body" style:list-style-name="L20">
      <style:paragraph-properties fo:margin-left="0cm" fo:margin-right="0cm" fo:margin-top="0.085cm" fo:margin-bottom="0.085cm" style:contextual-spacing="false" fo:orphans="2" fo:widows="2" fo:text-indent="0cm" style:auto-text-indent="false"/>
    </style:style>
    <style:style style:name="P139" style:family="paragraph" style:parent-style-name="Text_20_body" style:list-style-name="L21">
      <style:paragraph-properties fo:margin-left="0cm" fo:margin-right="0cm" fo:margin-top="0cm" fo:margin-bottom="0.085cm" style:contextual-spacing="false" fo:orphans="2" fo:widows="2" fo:text-indent="0cm" style:auto-text-indent="false"/>
    </style:style>
    <style:style style:name="P140" style:family="paragraph" style:parent-style-name="Text_20_body" style:list-style-name="L21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41" style:family="paragraph" style:parent-style-name="Text_20_body" style:list-style-name="L22">
      <style:paragraph-properties fo:margin-left="0cm" fo:margin-right="0cm" fo:margin-top="0cm" fo:margin-bottom="0.085cm" style:contextual-spacing="false" fo:orphans="2" fo:widows="2" fo:text-indent="0cm" style:auto-text-indent="false"/>
    </style:style>
    <style:style style:name="P142" style:family="paragraph" style:parent-style-name="Text_20_body" style:list-style-name="L23">
      <style:paragraph-properties fo:margin-left="0cm" fo:margin-right="0cm" fo:margin-top="0.085cm" fo:margin-bottom="0cm" style:contextual-spacing="false" fo:orphans="2" fo:widows="2" fo:text-indent="0cm" style:auto-text-indent="false"/>
    </style:style>
    <style:style style:name="P143" style:family="paragraph" style:parent-style-name="Text_20_body" style:list-style-name="L24">
      <style:paragraph-properties fo:margin-left="0cm" fo:margin-right="0cm" fo:margin-top="0cm" fo:margin-bottom="0.085cm" style:contextual-spacing="false" fo:orphans="2" fo:widows="2" fo:text-indent="0cm" style:auto-text-indent="false"/>
    </style:style>
    <style:style style:name="P144" style:family="paragraph" style:parent-style-name="Text_20_body" style:list-style-name="L25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45" style:family="paragraph" style:parent-style-name="Text_20_body" style:list-style-name="L16">
      <style:paragraph-properties fo:margin-top="0cm" fo:margin-bottom="0.247cm" style:contextual-spacing="false" fo:text-align="start" style:justify-single-word="false" fo:orphans="2" fo:widows="2"/>
    </style:style>
    <style:style style:name="P146" style:family="paragraph" style:parent-style-name="Text_20_body" style:list-style-name="L17">
      <style:paragraph-properties fo:margin-top="0cm" fo:margin-bottom="0.247cm" style:contextual-spacing="false" fo:text-align="start" style:justify-single-word="false" fo:orphans="2" fo:widows="2"/>
    </style:style>
    <style:style style:name="T1" style:family="text">
      <style:text-properties fo:font-variant="normal" fo:text-transform="none" fo:color="#404040" loext:opacity="100%" style:font-name="Inter" fo:letter-spacing="normal" fo:font-style="normal" fo:font-weight="normal"/>
    </style:style>
    <style:style style:name="T2" style:family="text">
      <style:text-properties fo:font-variant="normal" fo:text-transform="none" fo:color="#404040" loext:opacity="100%" style:font-name="Inter" fo:font-size="9.60000038146973pt" fo:letter-spacing="normal" fo:font-style="normal" fo:font-weight="normal"/>
    </style:style>
    <style:style style:name="T3" style:family="text">
      <style:text-properties fo:font-variant="normal" fo:text-transform="none" fo:color="#404040" loext:opacity="100%" style:font-name="Inter" fo:font-size="8.39999961853027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404040" loext:opacity="100%" style:font-name="var ds-font-family-code" fo:font-size="9.60000038146973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000000" loext:opacity="100%" style:font-name="Inter" fo:font-size="8.39999961853027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000000" loext:opacity="100%" style:font-name="Inter" fo:font-size="8.39999961853027pt" fo:letter-spacing="normal" fo:font-style="normal" fo:font-weight="normal" officeooo:rsid="000b9628" loext:padding="0cm" loext:border="none"/>
    </style:style>
    <style:style style:name="T7" style:family="text">
      <style:text-properties fo:font-variant="normal" fo:text-transform="none" fo:color="#000000" loext:opacity="100%" style:font-name="var ds-font-family-code" fo:font-size="8.39999961853027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Inter" fo:font-size="8.39999961853027pt" fo:letter-spacing="normal" fo:font-style="normal" style:text-underline-style="none" fo:font-weight="normal" style:text-blinking="false" loext:padding="0.049cm" loext:border-left="1.81pt solid #000000" loext:border-right="1.81pt solid #000000" loext:border-top="1.19pt solid #000000" loext:border-bottom="1.19pt solid #000000"/>
    </style:style>
    <style:style style:name="T9" style:family="text">
      <style:text-properties fo:font-variant="normal" fo:text-transform="none" fo:color="#212529" loext:opacity="100%" style:font-name="apple-system" fo:font-size="8.39999961853027pt" fo:letter-spacing="normal" fo:font-style="normal" fo:font-weight="bold"/>
    </style:style>
    <style:style style:name="T10" style:family="text">
      <style:text-properties fo:font-variant="normal" fo:text-transform="none" fo:color="#212529" loext:opacity="100%" style:font-name="apple-system" fo:font-size="8.39999961853027pt" fo:letter-spacing="normal" fo:font-style="normal" fo:font-weight="normal"/>
    </style:style>
    <style:style style:name="T11" style:family="text">
      <style:text-properties style:font-name="var ds-font-family-code"/>
    </style:style>
    <style:style style:name="T12" style:family="text">
      <style:text-properties style:font-name="var ds-font-family-code" fo:font-size="9.60000038146973pt" fo:font-style="normal" fo:font-weight="normal"/>
    </style:style>
    <style:style style:name="T13" style:family="text">
      <style:text-properties style:font-name="var ds-font-family-code" fo:font-size="8.39999961853027pt" fo:font-style="normal" fo:font-weight="normal"/>
    </style:style>
    <style:style style:name="T14" style:family="text">
      <style:text-properties fo:color="#81a1c1" loext:opacity="100%"/>
    </style:style>
    <style:style style:name="T15" style:family="text">
      <style:text-properties fo:color="#81a1c1" loext:opacity="100%" style:font-name="var ds-font-family-code"/>
    </style:style>
    <style:style style:name="T16" style:family="text">
      <style:text-properties fo:color="#81a1c1" loext:opacity="100%" style:font-name="var ds-font-family-code" fo:font-size="9.60000038146973pt" fo:font-style="normal" fo:font-weight="normal"/>
    </style:style>
    <style:style style:name="T17" style:family="text">
      <style:text-properties fo:color="#81a1c1" loext:opacity="100%" style:font-name="var ds-font-family-code" fo:font-size="8.39999961853027pt" fo:font-style="normal" fo:font-weight="normal"/>
    </style:style>
    <style:style style:name="T18" style:family="text">
      <style:text-properties fo:color="#88c0d0" loext:opacity="100%"/>
    </style:style>
    <style:style style:name="T19" style:family="text">
      <style:text-properties fo:color="#88c0d0" loext:opacity="100%" style:font-name="var ds-font-family-code"/>
    </style:style>
    <style:style style:name="T20" style:family="text">
      <style:text-properties fo:color="#88c0d0" loext:opacity="100%" style:font-name="var ds-font-family-code" fo:font-size="9.60000038146973pt" fo:font-style="normal" fo:font-weight="normal"/>
    </style:style>
    <style:style style:name="T21" style:family="text">
      <style:text-properties fo:color="#a3be8c" loext:opacity="100%"/>
    </style:style>
    <style:style style:name="T22" style:family="text">
      <style:text-properties fo:color="#a3be8c" loext:opacity="100%" style:font-name="var ds-font-family-code"/>
    </style:style>
    <style:style style:name="T23" style:family="text">
      <style:text-properties fo:color="#a3be8c" loext:opacity="100%" style:font-name="var ds-font-family-code" fo:font-size="9.60000038146973pt" fo:font-style="normal" fo:font-weight="normal"/>
    </style:style>
    <style:style style:name="T24" style:family="text">
      <style:text-properties fo:color="#a3be8c" loext:opacity="100%" style:font-name="var ds-font-family-code" fo:font-size="8.39999961853027pt" fo:font-style="normal" fo:font-weight="normal"/>
    </style:style>
    <style:style style:name="T25" style:family="text">
      <style:text-properties fo:color="#b48ead" loext:opacity="100%" style:font-name="var ds-font-family-code" fo:font-size="9.60000038146973pt" fo:font-style="normal" fo:font-weight="normal"/>
    </style:style>
    <style:style style:name="T26" style:family="text">
      <style:text-properties fo:color="#636f88" loext:opacity="100%"/>
    </style:style>
    <style:style style:name="T27" style:family="text">
      <style:text-properties fo:color="#636f88" loext:opacity="100%" style:font-name="var ds-font-family-code" fo:font-size="9.60000038146973pt" fo:font-style="normal" fo:font-weight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54cm"/>
      </text:list-level-style-number>
      <text:list-level-style-bullet text:level="2" text:style-name="Bullet_20_Symbols" loext:num-list-format="%2%." style:num-suffix="." text:bullet-char="•">
        <style:list-level-properties text:space-before="1.501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54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54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54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245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1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245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1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245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1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245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1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245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1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245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1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245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1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245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1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-0.245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1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-0.245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-0.245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bullet text:level="2" text:style-name="Bullet_20_Symbols" loext:num-list-format="%2%." style:num-suffix="." text:bullet-char="•">
        <style:list-level-properties text:space-before="2.494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254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54cm"/>
      </text:list-level-style-number>
      <text:list-level-style-bullet text:level="2" text:style-name="Bullet_20_Symbols" loext:num-list-format="%2%." style:num-suffix="." text:bullet-char="•">
        <style:list-level-properties text:space-before="1.501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254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254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254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254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1" text:anchor-type="page" text:anchor-page-number="1" svg:x="0cm" svg:y="-0.042cm" svg:width="0.677cm" draw:z-index="0">
        <draw:text-box fo:min-height="0.677cm">
          <text:p text:style-name="Text_20_body"/>
        </draw:text-box>
      </draw:frame>
      <text:p text:style-name="Text_20_body"><text:span text:style-name="Strong_20_Emphasis"><text:span text:style-name="T9">Desarrollo de una Aplicación Web para la Gestión Administrativa y Optimización de Recursos de Sistemas</text:span></text:span></text:p>
      <text:p text:style-name="P101"><text:bookmark text:name="yui_3_17_2_1_1738222781248_41"/>Objetivo: Desarrollar una aplicación web utilizando Python y Flask que permita gestionar tareas administrativas y optimizar los recursos de sistemas informáticos, con un enfoque en la eficiencia operativa, el análisis de rendimiento y la gestión de usuarios. La aplicación debe incluir una interfaz intuitiva para el control y seguimiento de diferentes procesos, así como herramientas de optimización.</text:p>
      <text:h text:style-name="P2" text:outline-level="3"><text:bookmark text:name="requisitos-funcionales-"/>Requisitos Funcionales:</text:h>
      <text:list xml:id="list3601912005" text:style-name="L16">
        <text:list-item>
          <text:p text:style-name="P145"><text:span text:style-name="Strong_20_Emphasis"><text:span text:style-name="T9">Gestión de Usuarios</text:span></text:span><text:span text:style-name="T10">:</text:span></text:p>
          <text:list>
            <text:list-item>
              <text:p text:style-name="P102">Crear y administrar perfiles de usuarios con distintos roles (Administrador, Usuario estándar).</text:p>
            </text:list-item>
            <text:list-item>
              <text:p text:style-name="P102">Control de acceso mediante autenticación y autorización (login, recuperación de contraseña).</text:p>
            </text:list-item>
            <text:list-item>
              <text:p text:style-name="P102">Visualización y edición de información personal.</text:p>
            </text:list-item>
          </text:list>
        </text:list-item>
        <text:list-item>
          <text:p text:style-name="P145"><text:span text:style-name="Strong_20_Emphasis"><text:span text:style-name="T9">Monitoreo y Optimización de Procesos</text:span></text:span><text:span text:style-name="T10">:</text:span></text:p>
          <text:list>
            <text:list-item>
              <text:p text:style-name="P102">Visualizar el uso de recursos del sistema (CPU, memoria, almacenamiento) en tiempo real.</text:p>
            </text:list-item>
            <text:list-item>
              <text:p text:style-name="P102">Optimizar los procesos del sistema automáticamente o a través de sugerencias basadas en el análisis del uso de los recursos.</text:p>
            </text:list-item>
            <text:list-item>
              <text:p text:style-name="P102">Notificar al administrador cuando se detecten procesos ineficientes o sobrecarga de recursos.</text:p>
            </text:list-item>
          </text:list>
        </text:list-item>
        <text:list-item>
          <text:p text:style-name="P145"><text:span text:style-name="Strong_20_Emphasis"><text:span text:style-name="T9">Gestión de Tareas Administrativas</text:span></text:span><text:span text:style-name="T10">:</text:span></text:p>
          <text:list>
            <text:list-item>
              <text:p text:style-name="P102">Implementar un sistema de tareas programadas (cron jobs) para automatizar procesos como respaldo de bases de datos, limpieza de logs, y actualizaciones de software.</text:p>
            </text:list-item>
            <text:list-item>
              <text:p text:style-name="P102">Integración con un sistema de notificaciones para alertar sobre tareas pendientes o fallos en procesos automatizados.</text:p>
            </text:list-item>
          </text:list>
        </text:list-item>
        <text:list-item>
          <text:p text:style-name="P145"><text:span text:style-name="Strong_20_Emphasis"><text:span text:style-name="T9">Generación de Informes</text:span></text:span><text:span text:style-name="T10">:</text:span></text:p>
          <text:list>
            <text:list-item>
              <text:p text:style-name="P102">Generar informes detallados sobre el rendimiento de los sistemas, tiempos de respuesta, y la utilización de los recursos.</text:p>
            </text:list-item>
            <text:list-item>
              <text:p text:style-name="P102">Permitir la exportación de informes en formatos PDF y CSV.</text:p>
            </text:list-item>
          </text:list>
        </text:list-item>
        <text:list-item>
          <text:p text:style-name="P145"><text:span text:style-name="Strong_20_Emphasis"><text:span text:style-name="T9">Optimización del Código y la Aplicación</text:span></text:span><text:span text:style-name="T10">:</text:span></text:p>
          <text:list>
            <text:list-item>
              <text:p text:style-name="P102">Optimizar el rendimiento de la aplicación web, identificando cuellos de botella mediante profiling y haciendo uso de técnicas como la caché de datos o la optimización de consultas a bases de datos.</text:p>
            </text:list-item>
            <text:list-item>
              <text:p text:style-name="P102">Implementar pruebas automatizadas para garantizar la estabilidad y calidad del código.</text:p>
            </text:list-item>
          </text:list>
        </text:list-item>
        <text:list-item>
          <text:p text:style-name="P145"><text:span text:style-name="Strong_20_Emphasis"><text:span text:style-name="T9">Interfaz de Usuario</text:span></text:span><text:span text:style-name="T10">:</text:span></text:p>
          <text:list>
            <text:list-item>
              <text:p text:style-name="P102">Desarrollar una interfaz web usando Flask y algún framework de frontend como Bootstrap, React o Vue.js.</text:p>
            </text:list-item>
            <text:list-item>
              <text:p text:style-name="P102">La interfaz debe ser fácil de usar, con un diseño responsivo y claro para la gestión y supervisión de las tareas administrativas.</text:p>
            </text:list-item>
          </text:list>
        </text:list-item>
      </text:list>
      <text:h text:style-name="P2" text:outline-level="3"><text:bookmark text:name="requisitos-t-cnicos-"/>Requisitos Técnicos:</text:h>
      <text:list xml:id="list265877655" text:style-name="L17">
        <text:list-item>
          <text:p text:style-name="P146"><text:span text:style-name="Strong_20_Emphasis"><text:span text:style-name="T9">Backend</text:span></text:span><text:span text:style-name="T10">: Python 3.x con Flask como framework principal.</text:span></text:p>
        </text:list-item>
        <text:list-item>
          <text:p text:style-name="P146"><text:span text:style-name="Strong_20_Emphasis"><text:span text:style-name="T9">Base de Datos</text:span></text:span><text:span text:style-name="T10">: Utilizar una base de datos relacional (como PostgreSQL o MySQL) para almacenar usuarios, logs, y tareas.</text:span></text:p>
        </text:list-item>
        <text:list-item>
          <text:p text:style-name="P146"><text:span text:style-name="Strong_20_Emphasis"><text:span text:style-name="T9">Frontend</text:span></text:span><text:span text:style-name="T10">: Uso de HTML5, CSS3, y JavaScript. Puede integrarse con un framework frontend como Bootstrap o React.</text:span></text:p>
        </text:list-item>
        <text:list-item>
          <text:p text:style-name="P146"><text:span text:style-name="Strong_20_Emphasis"><text:span text:style-name="T9">Optimización</text:span></text:span><text:span text:style-name="T10">: Realizar pruebas de carga y benchmarking para analizar el rendimiento del sistema.</text:span></text:p>
        </text:list-item>
        <text:list-item>
          <text:p text:style-name="P146"><text:span text:style-name="Strong_20_Emphasis"><text:span text:style-name="T9">Autenticación y Seguridad</text:span></text:span><text:span text:style-name="T10">: Uso de sesiones seguras, hashing de contraseñas y medidas contra ataques comunes como XSS y CSRF.</text:span></text:p>
        </text:list-item>
        <text:list-item>
          <text:p text:style-name="P146"><text:span text:style-name="Strong_20_Emphasis"><text:span text:style-name="T9">Testing</text:span></text:span><text:span text:style-name="T10">: Implementar pruebas unitarias y de integración utilizando herramientas como pytest o unittest.</text:span></text:p>
        </text:list-item>
      </text:list>
      <text:h text:style-name="P2" text:outline-level="3"><text:bookmark text:name="entregables-"/>Entregables:</text:h>
      <text:list xml:id="list92887980" text:style-name="L18">
        <text:list-item>
          <text:p text:style-name="P103">Código fuente completo y organizado en un repositorio de Git.</text:p>
        </text:list-item>
        <text:list-item>
          <text:p text:style-name="P103"><text:soft-page-break/>Documentación detallada sobre el funcionamiento de la aplicación, cómo desplegarla y cómo utilizar sus funciones.</text:p>
        </text:list-item>
        <text:list-item>
          <text:p text:style-name="P103">Informe sobre el proceso de optimización de la aplicación, describiendo las mejoras realizadas.</text:p>
        </text:list-item>
        <text:list-item>
          <text:p text:style-name="P103">Reporte de pruebas de carga y análisis de rendimiento.</text:p>
        </text:list-item>
      </text:list>
      <text:h text:style-name="P2" text:outline-level="3"><text:bookmark text:name="desaf-os-"/>Desafíos:</text:h>
      <text:list xml:id="list3364468117" text:style-name="L19">
        <text:list-item>
          <text:p text:style-name="P104">Asegurar que la aplicación sea escalable y pueda manejar un alto volumen de usuarios y datos sin afectar el rendimiento.</text:p>
        </text:list-item>
        <text:list-item>
          <text:p text:style-name="P104">Integrar correctamente las herramientas de optimización con el sistema operativo y garantizar que las tareas automatizadas se ejecuten de manera eficiente.</text:p>
        </text:list-item>
        <text:list-item>
          <text:p text:style-name="P104">Diseñar una interfaz de usuario amigable y fácil de navegar, mientras se mantiene la robustez funcional del sistema.</text:p>
        </text:list-item>
        <text:list-item>
          <text:p text:style-name="P104">El proyecto ha de realizarse multiplataforma</text:p>
        </text:list-item>
      </text:list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h text:style-name="Heading_20_3" text:outline-level="3"><text:soft-page-break/><text:span text:style-name="Strong_20_Emphasis"><text:span text:style-name="T5">Plan de Desarrollo Paso a Paso </text:span></text:span><text:span text:style-name="Strong_20_Emphasis"><text:span text:style-name="T6">Aplicacion Web Para La Gestion Administrativa y Optimizacion De Recursos De Sistemas</text:span></text:span></text:h>
      <text:h text:style-name="P4" text:outline-level="4"><text:span text:style-name="Strong_20_Emphasis"><text:span text:style-name="T5">1. Configuración del Entorno de Desarrollo</text:span></text:span></text:h>
      <text:list xml:id="list1092843463" text:style-name="L5">
        <text:list-item>
          <text:p text:style-name="P115"><text:span text:style-name="Strong_20_Emphasis"><text:span text:style-name="T5">Objetivo</text:span></text:span><text:span text:style-name="T5">: Preparar el entorno para trabajar con Flask, la base de datos y las herramientas necesarias.</text:span></text:p>
        </text:list-item>
        <text:list-item>
          <text:p text:style-name="P116"><text:span text:style-name="Strong_20_Emphasis"><text:span text:style-name="T5">Pasos</text:span></text:span><text:span text:style-name="T5">:</text:span></text:p>
          <text:list>
            <text:list-item>
              <text:p text:style-name="P88">Instalar Python 3.x.</text:p>
            </text:list-item>
            <text:list-item>
              <text:p text:style-name="P115"><text:span text:style-name="T5">Crear un entorno virtual (</text:span><text:span text:style-name="Source_20_Text"><text:span text:style-name="T7">venv</text:span></text:span><text:span text:style-name="T5"> o </text:span><text:span text:style-name="Source_20_Text"><text:span text:style-name="T7">virtualenv</text:span></text:span><text:span text:style-name="T5">).</text:span></text:p>
            </text:list-item>
            <text:list-item>
              <text:p text:style-name="P115"><text:span text:style-name="T5">Instalar Flask y otras dependencias (</text:span><text:span text:style-name="Source_20_Text"><text:span text:style-name="T7">pip install flask</text:span></text:span><text:span text:style-name="T5">, </text:span><text:span text:style-name="Source_20_Text"><text:span text:style-name="T7">flask-sqlalchemy</text:span></text:span><text:span text:style-name="T5">, </text:span><text:span text:style-name="Source_20_Text"><text:span text:style-name="T7">flask-login</text:span></text:span><text:span text:style-name="T5">, etc.).</text:span></text:p>
            </text:list-item>
            <text:list-item>
              <text:p text:style-name="P88">Configurar un repositorio Git para el control de versiones.</text:p>
            </text:list-item>
            <text:list-item>
              <text:p text:style-name="P115"><text:span text:style-name="T5">Crear la estructura básica del proyecto (carpetas para </text:span><text:span text:style-name="Source_20_Text"><text:span text:style-name="T7">templates</text:span></text:span><text:span text:style-name="T5">, </text:span><text:span text:style-name="Source_20_Text"><text:span text:style-name="T7">static</text:span></text:span><text:span text:style-name="T5">, </text:span><text:span text:style-name="Source_20_Text"><text:span text:style-name="T7">models</text:span></text:span><text:span text:style-name="T5">, </text:span><text:span text:style-name="Source_20_Text"><text:span text:style-name="T7">routes</text:span></text:span><text:span text:style-name="T5">, etc.).</text:span></text:p>
            </text:list-item>
          </text:list>
        </text:list-item>
        <text:list-item>
          <text:p text:style-name="P116"><text:span text:style-name="Strong_20_Emphasis"><text:span text:style-name="T5">Verificación</text:span></text:span><text:span text:style-name="T5">:</text:span></text:p>
          <text:list>
            <text:list-item>
              <text:p text:style-name="P88">Ejecutar un servidor Flask básico y asegurarse de que funciona correctamente.</text:p>
            </text:list-item>
            <text:list-item>
              <text:p text:style-name="P88">Verificar que el repositorio Git esté configurado y funcione.</text:p>
            </text:list-item>
          </text:list>
        </text:list-item>
      </text:list>
      <text:p text:style-name="P5"/>
      <text:h text:style-name="P4" text:outline-level="4"><text:span text:style-name="Strong_20_Emphasis"><text:span text:style-name="T5">2. Gestión de Usuarios</text:span></text:span></text:h>
      <text:list xml:id="list336097461" text:style-name="L6">
        <text:list-item>
          <text:p text:style-name="P117"><text:span text:style-name="Strong_20_Emphasis"><text:span text:style-name="T5">Objetivo</text:span></text:span><text:span text:style-name="T5">: Implementar la autenticación y autorización de usuarios.</text:span></text:p>
        </text:list-item>
        <text:list-item>
          <text:p text:style-name="P118"><text:span text:style-name="Strong_20_Emphasis"><text:span text:style-name="T5">Pasos</text:span></text:span><text:span text:style-name="T5">:</text:span></text:p>
          <text:list>
            <text:list-item>
              <text:p text:style-name="P89">Crear el modelo de usuario en la base de datos (usando SQLAlchemy).</text:p>
            </text:list-item>
            <text:list-item>
              <text:p text:style-name="P89">Implementar el registro de usuarios (formulario, validación, almacenamiento seguro de contraseñas con hashing).</text:p>
            </text:list-item>
            <text:list-item>
              <text:p text:style-name="P89">Implementar el inicio de sesión (login) y la gestión de sesiones.</text:p>
            </text:list-item>
            <text:list-item>
              <text:p text:style-name="P89">Añadir roles de usuario (Administrador, Usuario estándar).</text:p>
            </text:list-item>
            <text:list-item>
              <text:p text:style-name="P89">Implementar la recuperación de contraseña (opcional, pero recomendado).</text:p>
            </text:list-item>
          </text:list>
        </text:list-item>
        <text:list-item>
          <text:p text:style-name="P118"><text:span text:style-name="Strong_20_Emphasis"><text:span text:style-name="T5">Verificación</text:span></text:span><text:span text:style-name="T5">:</text:span></text:p>
          <text:list>
            <text:list-item>
              <text:p text:style-name="P89">Probar el registro y el inicio de sesión con diferentes roles.</text:p>
            </text:list-item>
            <text:list-item>
              <text:p text:style-name="P89">Verificar que las contraseñas se almacenen de forma segura.</text:p>
            </text:list-item>
            <text:list-item>
              <text:p text:style-name="P89">Asegurarse de que los usuarios no puedan acceder a áreas restringidas sin autorización.</text:p>
            </text:list-item>
          </text:list>
        </text:list-item>
      </text:list>
      <text:p text:style-name="P5"/>
      <text:h text:style-name="P4" text:outline-level="4"><text:span text:style-name="Strong_20_Emphasis"><text:span text:style-name="T5">3. Monitoreo y Optimización de Procesos</text:span></text:span></text:h>
      <text:list xml:id="list2851988329" text:style-name="L7">
        <text:list-item>
          <text:p text:style-name="P119"><text:span text:style-name="Strong_20_Emphasis"><text:span text:style-name="T5">Objetivo</text:span></text:span><text:span text:style-name="T5">: Implementar la visualización y optimización de recursos del sistema.</text:span></text:p>
        </text:list-item>
        <text:list-item>
          <text:p text:style-name="P120"><text:span text:style-name="Strong_20_Emphasis"><text:span text:style-name="T5">Pasos</text:span></text:span><text:span text:style-name="T5">:</text:span></text:p>
          <text:list>
            <text:list-item>
              <text:p text:style-name="P119"><text:span text:style-name="T5">Integrar una librería para monitorear recursos del sistema (por ejemplo, </text:span><text:span text:style-name="Source_20_Text"><text:span text:style-name="T7">psutil</text:span></text:span><text:span text:style-name="T5"> para CPU, memoria, etc.).</text:span></text:p>
            </text:list-item>
            <text:list-item>
              <text:p text:style-name="P90">Crear una vista en Flask para mostrar el uso de recursos en tiempo real.</text:p>
            </text:list-item>
            <text:list-item>
              <text:p text:style-name="P90">Implementar sugerencias de optimización basadas en el uso de recursos.</text:p>
            </text:list-item>
            <text:list-item>
              <text:p text:style-name="P90">Configurar notificaciones para alertar al administrador sobre problemas (por ejemplo, sobrecarga de CPU).</text:p>
            </text:list-item>
          </text:list>
        </text:list-item>
        <text:list-item>
          <text:p text:style-name="P120"><text:span text:style-name="Strong_20_Emphasis"><text:span text:style-name="T5">Verificación</text:span></text:span><text:span text:style-name="T5">:</text:span></text:p>
          <text:list>
            <text:list-item>
              <text:p text:style-name="P90">Verificar que los datos de uso de recursos se muestren correctamente.</text:p>
            </text:list-item>
            <text:list-item>
              <text:p text:style-name="P90">Probar las notificaciones y sugerencias de optimización.</text:p>
            </text:list-item>
          </text:list>
        </text:list-item>
      </text:list>
      <text:p text:style-name="P5"/>
      <text:h text:style-name="P4" text:outline-level="4"><text:span text:style-name="Strong_20_Emphasis"><text:span text:style-name="T5">4. Gestión de Tareas Administrativas</text:span></text:span></text:h>
      <text:list xml:id="list145389116" text:style-name="L8">
        <text:list-item>
          <text:p text:style-name="P121"><text:span text:style-name="Strong_20_Emphasis"><text:span text:style-name="T5">Objetivo</text:span></text:span><text:span text:style-name="T5">: Automatizar tareas administrativas mediante cron jobs.</text:span></text:p>
        </text:list-item>
        <text:list-item>
          <text:p text:style-name="P122"><text:span text:style-name="Strong_20_Emphasis"><text:span text:style-name="T5">Pasos</text:span></text:span><text:span text:style-name="T5">:</text:span></text:p>
          <text:list>
            <text:list-item>
              <text:p text:style-name="P121"><text:span text:style-name="T5">Implementar un sistema de tareas programadas (usar </text:span><text:span text:style-name="Source_20_Text"><text:span text:style-name="T7">APScheduler</text:span></text:span><text:span text:style-name="T5"> o integrar con cron del sistema operativo).</text:span></text:p>
            </text:list-item>
            <text:list-item>
              <text:p text:style-name="P91">Crear tareas básicas como respaldo de la base de datos y limpieza de logs.</text:p>
            </text:list-item>
            <text:list-item>
              <text:p text:style-name="P91">Integrar un sistema de notificaciones para alertar sobre fallos o tareas pendientes.</text:p>
            </text:list-item>
          </text:list>
        </text:list-item>
        <text:list-item>
          <text:p text:style-name="P122"><text:span text:style-name="Strong_20_Emphasis"><text:span text:style-name="T5">Verificación</text:span></text:span><text:span text:style-name="T5">:</text:span></text:p>
          <text:list>
            <text:list-item>
              <text:p text:style-name="P91">Verificar que las tareas se ejecuten en los tiempos programados.</text:p>
            </text:list-item>
            <text:list-item>
              <text:p text:style-name="P91">Probar las notificaciones en caso de fallos.</text:p>
            </text:list-item>
          </text:list>
        </text:list-item>
      </text:list>
      <text:p text:style-name="P5"/>
      <text:h text:style-name="P4" text:outline-level="4"><text:span text:style-name="Strong_20_Emphasis"><text:span text:style-name="T5">5. Generación de Informes</text:span></text:span></text:h>
      <text:list xml:id="list1468707429" text:style-name="L9">
        <text:list-item>
          <text:p text:style-name="P123"><text:span text:style-name="Strong_20_Emphasis"><text:span text:style-name="T5">Objetivo</text:span></text:span><text:span text:style-name="T5">: Implementar la generación y exportación de informes.</text:span></text:p>
        </text:list-item>
        <text:list-item>
          <text:p text:style-name="P124"><text:soft-page-break/><text:span text:style-name="Strong_20_Emphasis"><text:span text:style-name="T5">Pasos</text:span></text:span><text:span text:style-name="T5">:</text:span></text:p>
          <text:list>
            <text:list-item>
              <text:p text:style-name="P92">Crear vistas para generar informes sobre el rendimiento del sistema.</text:p>
            </text:list-item>
            <text:list-item>
              <text:p text:style-name="P123"><text:span text:style-name="T5">Implementar la exportación de informes en formatos PDF y CSV (usar librerías como </text:span><text:span text:style-name="Source_20_Text"><text:span text:style-name="T7">ReportLab</text:span></text:span><text:span text:style-name="T5"> para PDF y </text:span><text:span text:style-name="Source_20_Text"><text:span text:style-name="T7">pandas</text:span></text:span><text:span text:style-name="T5"> para CSV).</text:span></text:p>
            </text:list-item>
          </text:list>
        </text:list-item>
        <text:list-item>
          <text:p text:style-name="P124"><text:span text:style-name="Strong_20_Emphasis"><text:span text:style-name="T5">Verificación</text:span></text:span><text:span text:style-name="T5">:</text:span></text:p>
          <text:list>
            <text:list-item>
              <text:p text:style-name="P92">Verificar que los informes se generen correctamente y contengan la información esperada.</text:p>
            </text:list-item>
            <text:list-item>
              <text:p text:style-name="P92">Probar la exportación en ambos formatos.</text:p>
            </text:list-item>
          </text:list>
        </text:list-item>
      </text:list>
      <text:p text:style-name="P5"/>
      <text:h text:style-name="P4" text:outline-level="4"><text:span text:style-name="Strong_20_Emphasis"><text:span text:style-name="T5">6. Optimización del Código y la Aplicación</text:span></text:span></text:h>
      <text:list xml:id="list864870927" text:style-name="L10">
        <text:list-item>
          <text:p text:style-name="P125"><text:span text:style-name="Strong_20_Emphasis"><text:span text:style-name="T5">Objetivo</text:span></text:span><text:span text:style-name="T5">: Mejorar el rendimiento de la aplicación.</text:span></text:p>
        </text:list-item>
        <text:list-item>
          <text:p text:style-name="P126"><text:span text:style-name="Strong_20_Emphasis"><text:span text:style-name="T5">Pasos</text:span></text:span><text:span text:style-name="T5">:</text:span></text:p>
          <text:list>
            <text:list-item>
              <text:p text:style-name="P93">Realizar profiling del código para identificar cuellos de botella.</text:p>
            </text:list-item>
            <text:list-item>
              <text:p text:style-name="P125"><text:span text:style-name="T5">Implementar caché de datos (usar </text:span><text:span text:style-name="Source_20_Text"><text:span text:style-name="T7">Flask-Caching</text:span></text:span><text:span text:style-name="T5">).</text:span></text:p>
            </text:list-item>
            <text:list-item>
              <text:p text:style-name="P93">Optimizar consultas a la base de datos.</text:p>
            </text:list-item>
            <text:list-item>
              <text:p text:style-name="P125"><text:span text:style-name="T5">Implementar pruebas automatizadas (usar </text:span><text:span text:style-name="Source_20_Text"><text:span text:style-name="T7">pytest</text:span></text:span><text:span text:style-name="T5"> o </text:span><text:span text:style-name="Source_20_Text"><text:span text:style-name="T7">unittest</text:span></text:span><text:span text:style-name="T5">).</text:span></text:p>
            </text:list-item>
          </text:list>
        </text:list-item>
        <text:list-item>
          <text:p text:style-name="P126"><text:span text:style-name="Strong_20_Emphasis"><text:span text:style-name="T5">Verificación</text:span></text:span><text:span text:style-name="T5">:</text:span></text:p>
          <text:list>
            <text:list-item>
              <text:p text:style-name="P93">Verificar que las optimizaciones mejoren el rendimiento.</text:p>
            </text:list-item>
            <text:list-item>
              <text:p text:style-name="P93">Ejecutar pruebas automatizadas y asegurarse de que todo funcione correctamente.</text:p>
            </text:list-item>
          </text:list>
        </text:list-item>
      </text:list>
      <text:p text:style-name="P5"/>
      <text:h text:style-name="P4" text:outline-level="4"><text:span text:style-name="Strong_20_Emphasis"><text:span text:style-name="T5">7. Interfaz de Usuario</text:span></text:span></text:h>
      <text:list xml:id="list447694616" text:style-name="L11">
        <text:list-item>
          <text:p text:style-name="P127"><text:span text:style-name="Strong_20_Emphasis"><text:span text:style-name="T5">Objetivo</text:span></text:span><text:span text:style-name="T5">: Desarrollar una interfaz intuitiva y responsiva.</text:span></text:p>
        </text:list-item>
        <text:list-item>
          <text:p text:style-name="P128"><text:span text:style-name="Strong_20_Emphasis"><text:span text:style-name="T5">Pasos</text:span></text:span><text:span text:style-name="T5">:</text:span></text:p>
          <text:list>
            <text:list-item>
              <text:p text:style-name="P94">Crear plantillas HTML usando Bootstrap o un framework frontend como React o Vue.js.</text:p>
            </text:list-item>
            <text:list-item>
              <text:p text:style-name="P94">Asegurarse de que la interfaz sea responsiva y fácil de usar.</text:p>
            </text:list-item>
            <text:list-item>
              <text:p text:style-name="P94">Integrar la interfaz con el backend de Flask.</text:p>
            </text:list-item>
          </text:list>
        </text:list-item>
        <text:list-item>
          <text:p text:style-name="P128"><text:span text:style-name="Strong_20_Emphasis"><text:span text:style-name="T5">Verificación</text:span></text:span><text:span text:style-name="T5">:</text:span></text:p>
          <text:list>
            <text:list-item>
              <text:p text:style-name="P94">Probar la interfaz en diferentes dispositivos y navegadores.</text:p>
            </text:list-item>
            <text:list-item>
              <text:p text:style-name="P94">Asegurarse de que todas las funcionalidades estén accesibles y funcionen correctamente.</text:p>
            </text:list-item>
          </text:list>
        </text:list-item>
      </text:list>
      <text:p text:style-name="P5"/>
      <text:h text:style-name="P4" text:outline-level="4"><text:span text:style-name="Strong_20_Emphasis"><text:span text:style-name="T5">8. Pruebas de Carga y Despliegue</text:span></text:span></text:h>
      <text:list xml:id="list3101476271" text:style-name="L12">
        <text:list-item>
          <text:p text:style-name="P129"><text:span text:style-name="Strong_20_Emphasis"><text:span text:style-name="T5">Objetivo</text:span></text:span><text:span text:style-name="T5">: Asegurar que la aplicación sea escalable y esté lista para producción.</text:span></text:p>
        </text:list-item>
        <text:list-item>
          <text:p text:style-name="P130"><text:span text:style-name="Strong_20_Emphasis"><text:span text:style-name="T5">Pasos</text:span></text:span><text:span text:style-name="T5">:</text:span></text:p>
          <text:list>
            <text:list-item>
              <text:p text:style-name="P129"><text:span text:style-name="T5">Realizar pruebas de carga (usar herramientas como </text:span><text:span text:style-name="Source_20_Text"><text:span text:style-name="T7">Locust</text:span></text:span><text:span text:style-name="T5"> o </text:span><text:span text:style-name="Source_20_Text"><text:span text:style-name="T7">JMeter</text:span></text:span><text:span text:style-name="T5">).</text:span></text:p>
            </text:list-item>
            <text:list-item>
              <text:p text:style-name="P95">Desplegar la aplicación en un servidor (usar Heroku, AWS, o cualquier otro servicio).</text:p>
            </text:list-item>
            <text:list-item>
              <text:p text:style-name="P95">Configurar un sistema de monitoreo continuo.</text:p>
            </text:list-item>
          </text:list>
        </text:list-item>
        <text:list-item>
          <text:p text:style-name="P130"><text:span text:style-name="Strong_20_Emphasis"><text:span text:style-name="T5">Verificación</text:span></text:span><text:span text:style-name="T5">:</text:span></text:p>
          <text:list>
            <text:list-item>
              <text:p text:style-name="P95">Verificar que la aplicación pueda manejar un alto volumen de usuarios.</text:p>
            </text:list-item>
            <text:list-item>
              <text:p text:style-name="P95">Asegurarse de que el despliegue sea exitoso y la aplicación esté disponible.</text:p>
            </text:list-item>
          </text:list>
        </text:list-item>
      </text:list>
      <text:p text:style-name="P5"/>
      <text:h text:style-name="P4" text:outline-level="4"><text:span text:style-name="Strong_20_Emphasis"><text:span text:style-name="T5">9. Documentación y Entrega</text:span></text:span></text:h>
      <text:list xml:id="list3618046549" text:style-name="L13">
        <text:list-item>
          <text:p text:style-name="P131"><text:span text:style-name="Strong_20_Emphasis"><text:span text:style-name="T5">Objetivo</text:span></text:span><text:span text:style-name="T5">: Entregar el proyecto con toda la documentación necesaria.</text:span></text:p>
        </text:list-item>
        <text:list-item>
          <text:p text:style-name="P132"><text:span text:style-name="Strong_20_Emphasis"><text:span text:style-name="T5">Pasos</text:span></text:span><text:span text:style-name="T5">:</text:span></text:p>
          <text:list>
            <text:list-item>
              <text:p text:style-name="P96">Documentar el código y el funcionamiento de la aplicación.</text:p>
            </text:list-item>
            <text:list-item>
              <text:p text:style-name="P96">Crear un informe sobre las optimizaciones realizadas.</text:p>
            </text:list-item>
            <text:list-item>
              <text:p text:style-name="P96">Preparar un reporte de pruebas de carga y rendimiento.</text:p>
            </text:list-item>
            <text:list-item>
              <text:p text:style-name="P96">Entregar el código fuente en el repositorio Git.</text:p>
            </text:list-item>
          </text:list>
        </text:list-item>
        <text:list-item>
          <text:p text:style-name="P132"><text:span text:style-name="Strong_20_Emphasis"><text:span text:style-name="T5">Verificación</text:span></text:span><text:span text:style-name="T5">:</text:span></text:p>
          <text:list>
            <text:list-item>
              <text:p text:style-name="P96">Revisar que la documentación esté completa y sea clara.</text:p>
            </text:list-item>
            <text:list-item>
              <text:p text:style-name="P96">Asegurarse de que todos los entregables estén listos.</text:p>
            </text:list-item>
          </text:list>
        </text:list-item>
      </text:list>
      <text:p text:style-name="P5"/>
      <text:h text:style-name="P1" text:outline-level="3"><text:soft-page-break/><text:span text:style-name="Strong_20_Emphasis"><text:span text:style-name="T5">Siguientes Pasos</text:span></text:span></text:h>
      <text:p text:style-name="P97">¿Por dónde te gustaría empezar? Podemos comenzar con la configuración del entorno y la estructura básica del proyecto. Avísame cuándo estés listo para continuar. 😊</text:p>
      <text:p text:style-name="P100">ok</text:p>
      <text:p text:style-name="P133"><text:span text:style-name="T5">¡Perfecto! Vamos a comenzar con el </text:span><text:span text:style-name="Strong_20_Emphasis"><text:span text:style-name="T5">Paso 1: Configuración del Entorno de Desarrollo</text:span></text:span><text:span text:style-name="T5">. Este paso es fundamental para asegurarnos de que todo esté listo antes de empezar a codificar.</text:span></text:p>
      <text:p text:style-name="P5"/>
      <text:h text:style-name="P1" text:outline-level="3"><text:span text:style-name="Strong_20_Emphasis"><text:span text:style-name="T5">Paso 1: Configuración del Entorno de Desarrollo</text:span></text:span></text:h>
      <text:h text:style-name="P4" text:outline-level="4"><text:span text:style-name="Strong_20_Emphasis"><text:span text:style-name="T5">1. Instalar Python 3.x</text:span></text:span></text:h>
      <text:p text:style-name="P135"><text:span text:style-name="T5">Si no tienes Python instalado, descárgalo e instálalo desde </text:span><text:a xlink:type="simple" xlink:href="https://www.python.org/" office:target-frame-name="_blank" xlink:show="new" text:style-name="Internet_20_link" text:visited-style-name="Visited_20_Internet_20_Link"><text:span text:style-name="T8">python.org</text:span></text:a><text:span text:style-name="T5">. Asegúrate de que esté correctamente instalado ejecutando en tu terminal:</text:span></text:p>
      <text:p text:style-name="P87">bash</text:p>
      <text:p text:style-name="P84">Copy</text:p>
      <text:p text:style-name="P29">python <text:span text:style-name="T14">--version</text:span></text:p>
      <text:p text:style-name="P113"><text:span text:style-name="T5">Deberías ver algo como </text:span><text:span text:style-name="Source_20_Text"><text:span text:style-name="T7">Python 3.x.x</text:span></text:span><text:span text:style-name="T5">.</text:span></text:p>
      <text:p text:style-name="P5"/>
      <text:h text:style-name="P4" text:outline-level="4"><text:span text:style-name="Strong_20_Emphasis"><text:span text:style-name="T5">2. Crear un Entorno Virtual</text:span></text:span></text:h>
      <text:p text:style-name="P98">Un entorno virtual nos permite aislar las dependencias del proyecto. Ejecuta los siguientes comandos:</text:p>
      <text:p text:style-name="P87">bash</text:p>
      <text:p text:style-name="P84">Copy</text:p>
      <text:p text:style-name="P33"># Crear una carpeta para el proyecto</text:p>
      <text:p text:style-name="P31"><text:span text:style-name="T18">mkdir</text:span> gestion_sistemas</text:p>
      <text:p text:style-name="P31"><text:span text:style-name="T18">cd</text:span> gestion_sistemas</text:p>
      <text:p text:style-name="P37"/>
      <text:p text:style-name="P34"># Crear un entorno virtual</text:p>
      <text:p text:style-name="P31">python <text:span text:style-name="T14">-m</text:span> venv venv</text:p>
      <text:p text:style-name="P37"/>
      <text:p text:style-name="P34"># Activar el entorno virtual</text:p>
      <text:p text:style-name="P34"># En Windows:</text:p>
      <text:p text:style-name="P31">venv<text:span text:style-name="T14">\</text:span>Scripts<text:span text:style-name="T14">\</text:span>activate</text:p>
      <text:p text:style-name="P34"># En macOS/Linux:</text:p>
      <text:p text:style-name="P31"><text:span text:style-name="T18">source</text:span> venv/bin/activate</text:p>
      <text:p text:style-name="P113"><text:span text:style-name="T5">Después de activar el entorno virtual, deberías ver </text:span><text:span text:style-name="Source_20_Text"><text:span text:style-name="T7">(venv)</text:span></text:span><text:span text:style-name="T5"> al principio de la línea de comandos.</text:span></text:p>
      <text:p text:style-name="P5"/>
      <text:h text:style-name="P4" text:outline-level="4"><text:span text:style-name="Strong_20_Emphasis"><text:span text:style-name="T5">3. Instalar Flask y Dependencias</text:span></text:span></text:h>
      <text:p text:style-name="P98">Con el entorno virtual activado, instala Flask y otras dependencias iniciales:</text:p>
      <text:p text:style-name="P87">bash</text:p>
      <text:p text:style-name="P84">Copy</text:p>
      <text:p text:style-name="P29">pip <text:span text:style-name="T18">install</text:span> flask flask-sqlalchemy flask-login psutil</text:p>
      <text:list xml:id="list3417045959" text:style-name="L14">
        <text:list-item>
          <text:p text:style-name="P136"><text:span text:style-name="Source_20_Text"><text:span text:style-name="T7">flask</text:span></text:span><text:span text:style-name="T5">: El framework principal.</text:span></text:p>
        </text:list-item>
        <text:list-item>
          <text:p text:style-name="P136"><text:span text:style-name="Source_20_Text"><text:span text:style-name="T7">flask-sqlalchemy</text:span></text:span><text:span text:style-name="T5">: Para trabajar con bases de datos.</text:span></text:p>
        </text:list-item>
        <text:list-item>
          <text:p text:style-name="P136"><text:span text:style-name="Source_20_Text"><text:span text:style-name="T7">flask-login</text:span></text:span><text:span text:style-name="T5">: Para gestionar la autenticación de usuarios.</text:span></text:p>
        </text:list-item>
        <text:list-item>
          <text:p text:style-name="P136"><text:span text:style-name="Source_20_Text"><text:span text:style-name="T7">psutil</text:span></text:span><text:span text:style-name="T5">: Para monitorear el uso de recursos del sistema.</text:span></text:p>
        </text:list-item>
      </text:list>
      <text:p text:style-name="P5"/>
      <text:h text:style-name="P4" text:outline-level="4"><text:span text:style-name="Strong_20_Emphasis"><text:span text:style-name="T5">4. Configurar un Repositorio Git</text:span></text:span></text:h>
      <text:p text:style-name="P98">Inicializa un repositorio Git para el control de versiones:</text:p>
      <text:p text:style-name="P87"><text:soft-page-break/>bash</text:p>
      <text:p text:style-name="P84">Copy</text:p>
      <text:p text:style-name="P29"><text:span text:style-name="T18">git</text:span> init</text:p>
      <text:p text:style-name="P113"><text:span text:style-name="T5">Crea un archivo </text:span><text:span text:style-name="Source_20_Text"><text:span text:style-name="T7">.gitignore</text:span></text:span><text:span text:style-name="T5"> para excluir archivos innecesarios:</text:span></text:p>
      <text:p text:style-name="P87">bash</text:p>
      <text:p text:style-name="P84">Copy</text:p>
      <text:p text:style-name="P33"># .gitignore</text:p>
      <text:p text:style-name="P31">venv/</text:p>
      <text:p text:style-name="P31">__pycache__/</text:p>
      <text:p text:style-name="P31">*.pyc</text:p>
      <text:p text:style-name="P31">*.pyo</text:p>
      <text:p text:style-name="P31">*.pyd</text:p>
      <text:p text:style-name="P31">*.db</text:p>
      <text:p text:style-name="P31">*.sqlite3</text:p>
      <text:p text:style-name="P98">Guarda los cambios iniciales:</text:p>
      <text:p text:style-name="P87">bash</text:p>
      <text:p text:style-name="P84">Copy</text:p>
      <text:p text:style-name="P29"><text:span text:style-name="T18">git</text:span> <text:span text:style-name="T18">add</text:span> <text:span text:style-name="T18">.</text:span></text:p>
      <text:p text:style-name="P31"><text:span text:style-name="T18">git</text:span> commit <text:span text:style-name="T14">-m</text:span> <text:span text:style-name="T21">"Configuración inicial del proyecto"</text:span></text:p>
      <text:p text:style-name="P5"/>
      <text:h text:style-name="P4" text:outline-level="4"><text:span text:style-name="Strong_20_Emphasis"><text:span text:style-name="T5">5. Estructura del Proyecto</text:span></text:span></text:h>
      <text:p text:style-name="P98">Crea la siguiente estructura de carpetas y archivos:</text:p>
      <text:p text:style-name="P84">Copy</text:p>
      <text:p text:style-name="P29">gestion_sistemas/</text:p>
      <text:p text:style-name="P32">│</text:p>
      <text:p text:style-name="P32">├── <text:span text:style-name="T13">venv/ <text:s text:c="18"/># Entorno virtual (ignorado por Git)</text:span></text:p>
      <text:p text:style-name="P32">├── <text:span text:style-name="T13">app/ <text:s text:c="19"/># Código de la aplicación</text:span></text:p>
      <text:p text:style-name="P32">│ <text:s text:c="2"/>├── <text:span text:style-name="T13">__init__.py <text:s text:c="8"/># Inicialización de la aplicación</text:span></text:p>
      <text:p text:style-name="P32">│ <text:s text:c="2"/>├── <text:span text:style-name="T13">models.py <text:s text:c="10"/># Modelos de la base de datos</text:span></text:p>
      <text:p text:style-name="P32">│ <text:s text:c="2"/>├── <text:span text:style-name="T13">routes.py <text:s text:c="10"/># Rutas de la aplicación</text:span></text:p>
      <text:p text:style-name="P32">│ <text:s text:c="2"/>├── <text:span text:style-name="T13">templates/ <text:s text:c="9"/># Plantillas HTML</text:span></text:p>
      <text:p text:style-name="P32">│ <text:s text:c="2"/>└── <text:span text:style-name="T13">static/ <text:s text:c="12"/># Archivos estáticos (CSS, JS, imágenes)</text:span></text:p>
      <text:p text:style-name="P32">│</text:p>
      <text:p text:style-name="P32">├── <text:span text:style-name="T13">config.py <text:s text:c="14"/># Configuración de la aplicación</text:span></text:p>
      <text:p text:style-name="P32">├── <text:span text:style-name="T13">run.py <text:s text:c="17"/># Punto de entrada para ejecutar la aplicación</text:span></text:p>
      <text:p text:style-name="P32">└── <text:span text:style-name="T13">requirements.txt <text:s text:c="7"/># Dependencias del proyecto</text:span></text:p>
      <text:p text:style-name="P5"/>
      <text:h text:style-name="P4" text:outline-level="4"><text:span text:style-name="Strong_20_Emphasis"><text:span text:style-name="T5">6. Crear el Archivo </text:span></text:span><text:span text:style-name="Strong_20_Emphasis"><text:span text:style-name="Source_20_Text"><text:span text:style-name="T7">run.py</text:span></text:span></text:span></text:h>
      <text:p text:style-name="P113"><text:span text:style-name="T5">Este archivo será el punto de entrada para ejecutar la aplicación. Crea el archivo </text:span><text:span text:style-name="Source_20_Text"><text:span text:style-name="T7">run.py</text:span></text:span><text:span text:style-name="T5"> con el siguiente contenido:</text:span></text:p>
      <text:p text:style-name="P87">python</text:p>
      <text:p text:style-name="P84">Copy</text:p>
      <text:p text:style-name="P29"><text:span text:style-name="T14">from</text:span> app <text:span text:style-name="T14">import</text:span> app</text:p>
      <text:p text:style-name="P37"/>
      <text:p text:style-name="P31"><text:span text:style-name="T14">if</text:span> __name__ <text:span text:style-name="T14">==</text:span> <text:span text:style-name="T21">"__main__"</text:span><text:span text:style-name="T14">:</text:span></text:p>
      <text:p text:style-name="P32"><text:s text:c="4"/><text:span text:style-name="T13">app</text:span><text:span text:style-name="T17">.</text:span><text:span text:style-name="T13">run</text:span><text:span text:style-name="T17">(</text:span><text:span text:style-name="T13">debug</text:span><text:span text:style-name="T17">=True)</text:span></text:p>
      <text:p text:style-name="P5"/>
      <text:h text:style-name="P4" text:outline-level="4"><text:span text:style-name="Strong_20_Emphasis"><text:span text:style-name="T5">7. Crear el Archivo </text:span></text:span><text:span text:style-name="Strong_20_Emphasis"><text:span text:style-name="Source_20_Text"><text:span text:style-name="T7">app/__init__.py</text:span></text:span></text:span></text:h>
      <text:p text:style-name="P98">Este archivo inicializa la aplicación Flask. Agrega el siguiente código:</text:p>
      <text:p text:style-name="P87">python</text:p>
      <text:p text:style-name="P84">Copy</text:p>
      <text:p text:style-name="P29"><text:span text:style-name="T14">from</text:span> flask <text:span text:style-name="T14">import</text:span> Flask</text:p>
      <text:p text:style-name="P31"><text:span text:style-name="T14">from</text:span> flask_sqlalchemy <text:span text:style-name="T14">import</text:span> SQLAlchemy</text:p>
      <text:p text:style-name="P37"><text:soft-page-break/></text:p>
      <text:p text:style-name="P31">app <text:span text:style-name="T14">=</text:span> Flask<text:span text:style-name="T14">(</text:span>__name__<text:span text:style-name="T14">)</text:span></text:p>
      <text:p text:style-name="P31">app<text:span text:style-name="T14">.</text:span>config<text:span text:style-name="T14">.</text:span>from_object<text:span text:style-name="T14">(</text:span><text:span text:style-name="T21">"config.Config"</text:span><text:span text:style-name="T14">)</text:span></text:p>
      <text:p text:style-name="P37"/>
      <text:p text:style-name="P31">db <text:span text:style-name="T14">=</text:span> SQLAlchemy<text:span text:style-name="T14">(</text:span>app<text:span text:style-name="T14">)</text:span></text:p>
      <text:p text:style-name="P37"/>
      <text:p text:style-name="P31"><text:span text:style-name="T14">from</text:span> app <text:span text:style-name="T14">import</text:span> routes<text:span text:style-name="T14">,</text:span> models</text:p>
      <text:p text:style-name="P5"/>
      <text:h text:style-name="P4" text:outline-level="4"><text:span text:style-name="Strong_20_Emphasis"><text:span text:style-name="T5">8. Crear el Archivo </text:span></text:span><text:span text:style-name="Strong_20_Emphasis"><text:span text:style-name="Source_20_Text"><text:span text:style-name="T7">config.py</text:span></text:span></text:span></text:h>
      <text:p text:style-name="P98">Este archivo contiene la configuración de la aplicación. Agrega lo siguiente:</text:p>
      <text:p text:style-name="P87">python</text:p>
      <text:p text:style-name="P84">Copy</text:p>
      <text:p text:style-name="P29"><text:span text:style-name="T14">import</text:span> os</text:p>
      <text:p text:style-name="P37"/>
      <text:p text:style-name="P31"><text:span text:style-name="T14">class</text:span> <text:span text:style-name="T18">Config</text:span><text:span text:style-name="T14">:</text:span></text:p>
      <text:p text:style-name="P32"><text:s text:c="4"/><text:span text:style-name="T13">SECRET_KEY </text:span><text:span text:style-name="T17">=</text:span><text:span text:style-name="T13"> os</text:span><text:span text:style-name="T17">.</text:span><text:span text:style-name="T13">environ</text:span><text:span text:style-name="T17">.</text:span><text:span text:style-name="T13">get</text:span><text:span text:style-name="T17">(</text:span><text:span text:style-name="T24">"SECRET_KEY"</text:span><text:span text:style-name="T17">)</text:span><text:span text:style-name="T13"> </text:span><text:span text:style-name="T17">or</text:span><text:span text:style-name="T13"> </text:span><text:span text:style-name="T24">"una_clave_secreta_muy_segura"</text:span></text:p>
      <text:p text:style-name="P32"><text:s text:c="4"/><text:span text:style-name="T13">SQLALCHEMY_DATABASE_URI </text:span><text:span text:style-name="T17">=</text:span><text:span text:style-name="T13"> os</text:span><text:span text:style-name="T17">.</text:span><text:span text:style-name="T13">environ</text:span><text:span text:style-name="T17">.</text:span><text:span text:style-name="T13">get</text:span><text:span text:style-name="T17">(</text:span><text:span text:style-name="T24">"DATABASE_URL"</text:span><text:span text:style-name="T17">)</text:span><text:span text:style-name="T13"> </text:span><text:span text:style-name="T17">or</text:span><text:span text:style-name="T13"> </text:span><text:span text:style-name="T24">"sqlite:///app.db"</text:span></text:p>
      <text:p text:style-name="P32"><text:s text:c="4"/><text:span text:style-name="T13">SQLALCHEMY_TRACK_MODIFICATIONS </text:span><text:span text:style-name="T17">=</text:span><text:span text:style-name="T13"> </text:span><text:span text:style-name="T17">False</text:span></text:p>
      <text:p text:style-name="P5"/>
      <text:h text:style-name="P4" text:outline-level="4"><text:span text:style-name="Strong_20_Emphasis"><text:span text:style-name="T5">9. Verificación</text:span></text:span></text:h>
      <text:p text:style-name="P98">Para verificar que todo está configurado correctamente:</text:p>
      <text:list xml:id="list1332783643" text:style-name="L15">
        <text:list-item>
          <text:p text:style-name="P99">Ejecuta la aplicación:</text:p>
          <text:p text:style-name="P86">bash</text:p>
          <text:p text:style-name="P85">Copy</text:p>
          <text:p text:style-name="P30">python run.py</text:p>
        </text:list-item>
        <text:list-item>
          <text:p text:style-name="P137"><text:span text:style-name="T5">Abre tu navegador y visita </text:span><text:span text:style-name="Source_20_Text"><text:span text:style-name="T7">http://127.0.0.1:5000/</text:span></text:span><text:span text:style-name="T5">. Deberías ver un error 404 (porque no hemos creado rutas aún), pero esto confirma que Flask está funcionando.</text:span></text:p>
        </text:list-item>
      </text:list>
      <text:p text:style-name="P134"><text:span text:style-name="Strong_20_Emphasis"><text:span text:style-name="T3"/></text:span></text:p>
      <text:p text:style-name="P134"><text:span text:style-name="Strong_20_Emphasis"><text:span text:style-name="T3"/></text:span></text:p>
      <text:p text:style-name="P134"><text:span text:style-name="Strong_20_Emphasis"><text:span text:style-name="T3"/></text:span></text:p>
      <text:p text:style-name="P134"><text:span text:style-name="Strong_20_Emphasis"><text:span text:style-name="T3"/></text:span></text:p>
      <text:p text:style-name="P134"><text:span text:style-name="Strong_20_Emphasis"><text:span text:style-name="T3"/></text:span></text:p>
      <text:p text:style-name="P134"><text:span text:style-name="Strong_20_Emphasis"><text:span text:style-name="T3"/></text:span></text:p>
      <text:p text:style-name="P134"><text:span text:style-name="Strong_20_Emphasis"><text:span text:style-name="T3"/></text:span></text:p>
      <text:p text:style-name="P134"><text:span text:style-name="Strong_20_Emphasis"><text:span text:style-name="T3"/></text:span></text:p>
      <text:p text:style-name="P134"><text:span text:style-name="Strong_20_Emphasis"><text:span text:style-name="T3"/></text:span></text:p>
      <text:p text:style-name="P134"><text:span text:style-name="Strong_20_Emphasis"><text:span text:style-name="T3"/></text:span></text:p>
      <text:p text:style-name="P134"><text:span text:style-name="Strong_20_Emphasis"><text:span text:style-name="T3"/></text:span></text:p>
      <text:p text:style-name="P134"><text:span text:style-name="Strong_20_Emphasis"><text:span text:style-name="T3"/></text:span></text:p>
      <text:p text:style-name="P134"><text:span text:style-name="Strong_20_Emphasis"><text:span text:style-name="T3"/></text:span></text:p>
      <text:p text:style-name="P134"><text:span text:style-name="Strong_20_Emphasis"><text:span text:style-name="T3"/></text:span></text:p>
      <text:p text:style-name="P134"><text:span text:style-name="Strong_20_Emphasis"><text:span text:style-name="T3"/></text:span></text:p>
      <text:p text:style-name="P134"><text:span text:style-name="Strong_20_Emphasis"><text:span text:style-name="T3"/></text:span></text:p>
      <text:p text:style-name="P134"><text:span text:style-name="Strong_20_Emphasis"><text:span text:style-name="T3"/></text:span></text:p>
      <text:p text:style-name="P134"><text:span text:style-name="Strong_20_Emphasis"><text:span text:style-name="T3"/></text:span></text:p>
      <text:p text:style-name="P134"><text:span text:style-name="Strong_20_Emphasis"><text:span text:style-name="T3"/></text:span></text:p>
      <text:p text:style-name="P134"><text:span text:style-name="Strong_20_Emphasis"><text:span text:style-name="T3"/></text:span></text:p>
      <text:p text:style-name="P134"><text:span text:style-name="Strong_20_Emphasis"><text:span text:style-name="T3"/></text:span></text:p>
      <text:p text:style-name="P134"><text:span text:style-name="Strong_20_Emphasis"><text:span text:style-name="T3"/></text:span></text:p>
      <text:p text:style-name="P134"><text:span text:style-name="Strong_20_Emphasis"><text:span text:style-name="T3"/></text:span></text:p>
      <text:h text:style-name="Heading_20_3" text:outline-level="3"><text:span text:style-name="Strong_20_Emphasis"><text:span text:style-name="T1"/></text:span></text:h>
      <text:p text:style-name="Text_20_body"><text:span text:style-name="Strong_20_Emphasis"><text:span text:style-name="T1"/></text:span></text:p>
      <text:h text:style-name="Heading_20_3" text:outline-level="3"><text:soft-page-break/><text:span text:style-name="Strong_20_Emphasis"><text:span text:style-name="T1">Paso 2: Gestión de Usuarios con MySQL</text:span></text:span></text:h>
      <text:h text:style-name="P3" text:outline-level="4"><text:span text:style-name="Strong_20_Emphasis"><text:span text:style-name="T2">1. Instalar Dependencias Adicionales</text:span></text:span></text:h>
      <text:p text:style-name="P112"><text:span text:style-name="T2">Necesitamos instalar el conector de MySQL para Python (</text:span><text:span text:style-name="Source_20_Text"><text:span text:style-name="T4">mysqlclient</text:span></text:span><text:span text:style-name="T2"> o </text:span><text:span text:style-name="Source_20_Text"><text:span text:style-name="T4">pymysql</text:span></text:span><text:span text:style-name="T2">) y Flask-MySQLdb.</text:span></text:p>
      <text:list xml:id="list2141018834" text:style-name="L20">
        <text:list-item>
          <text:p text:style-name="P50">Activa tu entorno virtual si no lo está:</text:p>
          <text:p text:style-name="P66">bash</text:p>
          <text:p text:style-name="P67">Copy</text:p>
          <text:p text:style-name="P13"><text:span text:style-name="T18">source</text:span> venv/bin/activate <text:s/><text:span text:style-name="T26"># macOS/Linux</text:span></text:p>
          <text:p text:style-name="P14">venv<text:span text:style-name="T14">\</text:span>Scripts<text:span text:style-name="T14">\</text:span>activate <text:s text:c="4"/><text:span text:style-name="T26"># Windows</text:span></text:p>
        </text:list-item>
        <text:list-item>
          <text:p text:style-name="P50">Instala las dependencias:</text:p>
          <text:p text:style-name="P69">bash</text:p>
          <text:p text:style-name="P68">Copy</text:p>
          <text:p text:style-name="P13">pip <text:span text:style-name="T18">install</text:span> flask-mysqldb</text:p>
          <text:p text:style-name="P138"><text:span text:style-name="T2">Si tienes problemas con </text:span><text:span text:style-name="Source_20_Text"><text:span text:style-name="T4">flask-mysqldb</text:span></text:span><text:span text:style-name="T2">, puedes usar </text:span><text:span text:style-name="Source_20_Text"><text:span text:style-name="T4">pymysql</text:span></text:span><text:span text:style-name="T2">:</text:span></text:p>
          <text:p text:style-name="P69">bash</text:p>
          <text:p text:style-name="P68">Copy</text:p>
          <text:p text:style-name="P13">pip <text:span text:style-name="T18">install</text:span> pymysql</text:p>
        </text:list-item>
      </text:list>
      <text:p text:style-name="Horizontal_20_Line"/>
      <text:h text:style-name="P3" text:outline-level="4"><text:span text:style-name="Strong_20_Emphasis"><text:span text:style-name="T2">2. Configurar la Conexión a MySQL</text:span></text:span></text:h>
      <text:p text:style-name="P112"><text:span text:style-name="T2">Vamos a modificar el archivo </text:span><text:span text:style-name="Source_20_Text"><text:span text:style-name="T4">config.py</text:span></text:span><text:span text:style-name="T2"> para configurar la conexión a MySQL.</text:span></text:p>
      <text:list xml:id="list3981344060" text:style-name="L21">
        <text:list-item>
          <text:p text:style-name="P139"><text:span text:style-name="T2">Abre </text:span><text:span text:style-name="Source_20_Text"><text:span text:style-name="T4">config.py</text:span></text:span><text:span text:style-name="T2"> y actualiza su contenido:</text:span></text:p>
          <text:p text:style-name="P70">python</text:p>
          <text:p text:style-name="P71">Copy</text:p>
          <text:p text:style-name="P15"><text:span text:style-name="T14">import</text:span> os</text:p>
          <text:p text:style-name="P38"/>
          <text:p text:style-name="P16"><text:span text:style-name="T14">class</text:span> <text:span text:style-name="T18">Config</text:span><text:span text:style-name="T14">:</text:span></text:p>
          <text:p text:style-name="P26"><text:s text:c="4"/><text:span text:style-name="T12">SECRET_KEY </text:span><text:span text:style-name="T16">=</text:span><text:span text:style-name="T12"> os</text:span><text:span text:style-name="T16">.</text:span><text:span text:style-name="T12">environ</text:span><text:span text:style-name="T16">.</text:span><text:span text:style-name="T12">get</text:span><text:span text:style-name="T16">(</text:span><text:span text:style-name="T23">"SECRET_KEY"</text:span><text:span text:style-name="T16">)</text:span><text:span text:style-name="T12"> </text:span><text:span text:style-name="T16">or</text:span><text:span text:style-name="T12"> </text:span><text:span text:style-name="T23">"una_clave_secreta_muy_segura"</text:span></text:p>
          <text:p text:style-name="P26"><text:s text:c="4"/><text:span text:style-name="T27"># Configuración de MySQL</text:span></text:p>
          <text:p text:style-name="P26"><text:s text:c="4"/><text:span text:style-name="T12">MYSQL_HOST </text:span><text:span text:style-name="T16">=</text:span><text:span text:style-name="T12"> </text:span><text:span text:style-name="T23">"localhost"</text:span><text:span text:style-name="T12"> <text:s/></text:span><text:span text:style-name="T27"># Cambia si tu base de datos está en otro servidor</text:span></text:p>
          <text:p text:style-name="P26"><text:s text:c="4"/><text:span text:style-name="T12">MYSQL_USER </text:span><text:span text:style-name="T16">=</text:span><text:span text:style-name="T12"> </text:span><text:span text:style-name="T23">"root"</text:span><text:span text:style-name="T12"> <text:s text:c="6"/></text:span><text:span text:style-name="T27"># Usuario de MySQL</text:span></text:p>
          <text:p text:style-name="P26"><text:s text:c="4"/><text:span text:style-name="T12">MYSQL_PASSWORD </text:span><text:span text:style-name="T16">=</text:span><text:span text:style-name="T12"> </text:span><text:span text:style-name="T23">""</text:span><text:span text:style-name="T12"> <text:s text:c="6"/></text:span><text:span text:style-name="T27"># Contraseña de MySQL</text:span></text:p>
          <text:p text:style-name="P26"><text:s text:c="4"/><text:span text:style-name="T12">MYSQL_DB </text:span><text:span text:style-name="T16">=</text:span><text:span text:style-name="T12"> </text:span><text:span text:style-name="T23">"gestion_sistemas"</text:span><text:span text:style-name="T12"> <text:s/></text:span><text:span text:style-name="T27"># Nombre de la base de datos</text:span></text:p>
          <text:p text:style-name="P26"><text:s text:c="4"/><text:span text:style-name="T12">SQLALCHEMY_DATABASE_URI </text:span><text:span text:style-name="T16">=</text:span><text:span text:style-name="T12"> </text:span><text:span text:style-name="T23">f"mysql+pymysql://</text:span><text:span text:style-name="T16">{</text:span><text:span text:style-name="T12">MYSQL_USER</text:span><text:span text:style-name="T16">}</text:span><text:span text:style-name="T23">:</text:span><text:span text:style-name="T16">{</text:span><text:span text:style-name="T12">MYSQL_PASSWORD</text:span><text:span text:style-name="T16">}</text:span><text:span text:style-name="T23">@</text:span><text:span text:style-name="T16">{</text:span><text:span text:style-name="T12">MYSQL_HOST</text:span><text:span text:style-name="T16">}</text:span><text:span text:style-name="T23">/</text:span><text:span text:style-name="T16">{</text:span><text:span text:style-name="T12">MYSQL_DB</text:span><text:span text:style-name="T16">}</text:span><text:span text:style-name="T23">"</text:span></text:p>
          <text:p text:style-name="P26"><text:s text:c="4"/><text:span text:style-name="T12">SQLALCHEMY_TRACK_MODIFICATIONS </text:span><text:span text:style-name="T16">=</text:span><text:span text:style-name="T12"> </text:span><text:span text:style-name="T16">False</text:span></text:p>
          <text:list>
            <text:list-item>
              <text:p text:style-name="P140"><text:span text:style-name="T2">Asegúrate de reemplazar </text:span><text:span text:style-name="Source_20_Text"><text:span text:style-name="T4">MYSQL_USER</text:span></text:span><text:span text:style-name="T2"> y </text:span><text:span text:style-name="Source_20_Text"><text:span text:style-name="T4">MYSQL_PASSWORD</text:span></text:span><text:span text:style-name="T2"> con tus credenciales de MySQL.</text:span></text:p>
            </text:list-item>
            <text:list-item>
              <text:p text:style-name="P139"><text:span text:style-name="T2">Si no tienes una base de datos llamada </text:span><text:span text:style-name="Source_20_Text"><text:span text:style-name="T4">gestion_sistemas</text:span></text:span><text:span text:style-name="T2">, créala en MySQL:</text:span></text:p>
              <text:p text:style-name="P73">sql</text:p>
              <text:p text:style-name="P72">Copy</text:p>
              <text:p text:style-name="P15"><text:span text:style-name="T14">CREATE</text:span> <text:span text:style-name="T14">DATABASE</text:span> gestion_sistemas<text:span text:style-name="T14">;</text:span></text:p>
            </text:list-item>
          </text:list>
        </text:list-item>
      </text:list>
      <text:p text:style-name="Horizontal_20_Line"/>
      <text:h text:style-name="P3" text:outline-level="4"><text:span text:style-name="Strong_20_Emphasis"><text:span text:style-name="T2">3. Crear el Modelo de Usuario</text:span></text:span></text:h>
      <text:p text:style-name="P44">El modelo de usuario será similar al anterior, pero ahora estará conectado a MySQL.</text:p>
      <text:list xml:id="list2684061701" text:style-name="L22">
        <text:list-item>
          <text:p text:style-name="P141"><text:soft-page-break/><text:span text:style-name="T2">Abre </text:span><text:span text:style-name="Source_20_Text"><text:span text:style-name="T4">app/models.py</text:span></text:span><text:span text:style-name="T2"> y agrega el siguiente código:</text:span></text:p>
          <text:p text:style-name="P74">python</text:p>
          <text:p text:style-name="P75">Copy</text:p>
          <text:p text:style-name="P17"><text:span text:style-name="T14">from</text:span> app <text:span text:style-name="T14">import</text:span> db</text:p>
          <text:p text:style-name="P18"><text:span text:style-name="T14">from</text:span> flask_login <text:span text:style-name="T14">import</text:span> UserMixin</text:p>
          <text:p text:style-name="P39"/>
          <text:p text:style-name="P18"><text:span text:style-name="T14">class</text:span> <text:span text:style-name="T18">User</text:span><text:span text:style-name="T14">(</text:span>db<text:span text:style-name="T14">.</text:span>Model<text:span text:style-name="T14">,</text:span> UserMixin<text:span text:style-name="T14">):</text:span></text:p>
          <text:p text:style-name="P27"><text:s text:c="4"/><text:span text:style-name="T23">id</text:span><text:span text:style-name="T12"> </text:span><text:span text:style-name="T16">=</text:span><text:span text:style-name="T12"> db</text:span><text:span text:style-name="T16">.</text:span><text:span text:style-name="T12">Column</text:span><text:span text:style-name="T16">(</text:span><text:span text:style-name="T12">db</text:span><text:span text:style-name="T16">.</text:span><text:span text:style-name="T12">Integer</text:span><text:span text:style-name="T16">,</text:span><text:span text:style-name="T12"> primary_key</text:span><text:span text:style-name="T16">=True)</text:span></text:p>
          <text:p text:style-name="P27"><text:s text:c="4"/><text:span text:style-name="T12">username </text:span><text:span text:style-name="T16">=</text:span><text:span text:style-name="T12"> db</text:span><text:span text:style-name="T16">.</text:span><text:span text:style-name="T12">Column</text:span><text:span text:style-name="T16">(</text:span><text:span text:style-name="T12">db</text:span><text:span text:style-name="T16">.</text:span><text:span text:style-name="T12">String</text:span><text:span text:style-name="T16">(</text:span><text:span text:style-name="T25">50</text:span><text:span text:style-name="T16">),</text:span><text:span text:style-name="T12"> unique</text:span><text:span text:style-name="T16">=True,</text:span><text:span text:style-name="T12"> nullable</text:span><text:span text:style-name="T16">=False)</text:span></text:p>
          <text:p text:style-name="P27"><text:s text:c="4"/><text:span text:style-name="T12">email </text:span><text:span text:style-name="T16">=</text:span><text:span text:style-name="T12"> db</text:span><text:span text:style-name="T16">.</text:span><text:span text:style-name="T12">Column</text:span><text:span text:style-name="T16">(</text:span><text:span text:style-name="T12">db</text:span><text:span text:style-name="T16">.</text:span><text:span text:style-name="T12">String</text:span><text:span text:style-name="T16">(</text:span><text:span text:style-name="T25">100</text:span><text:span text:style-name="T16">),</text:span><text:span text:style-name="T12"> unique</text:span><text:span text:style-name="T16">=True,</text:span><text:span text:style-name="T12"> nullable</text:span><text:span text:style-name="T16">=False)</text:span></text:p>
          <text:p text:style-name="P27"><text:s text:c="4"/><text:span text:style-name="T12">password </text:span><text:span text:style-name="T16">=</text:span><text:span text:style-name="T12"> db</text:span><text:span text:style-name="T16">.</text:span><text:span text:style-name="T12">Column</text:span><text:span text:style-name="T16">(</text:span><text:span text:style-name="T12">db</text:span><text:span text:style-name="T16">.</text:span><text:span text:style-name="T12">String</text:span><text:span text:style-name="T16">(</text:span><text:span text:style-name="T25">100</text:span><text:span text:style-name="T16">),</text:span><text:span text:style-name="T12"> nullable</text:span><text:span text:style-name="T16">=False)</text:span></text:p>
          <text:p text:style-name="P27"><text:s text:c="4"/><text:span text:style-name="T12">role </text:span><text:span text:style-name="T16">=</text:span><text:span text:style-name="T12"> db</text:span><text:span text:style-name="T16">.</text:span><text:span text:style-name="T12">Column</text:span><text:span text:style-name="T16">(</text:span><text:span text:style-name="T12">db</text:span><text:span text:style-name="T16">.</text:span><text:span text:style-name="T12">String</text:span><text:span text:style-name="T16">(</text:span><text:span text:style-name="T25">20</text:span><text:span text:style-name="T16">),</text:span><text:span text:style-name="T12"> nullable</text:span><text:span text:style-name="T16">=False,</text:span><text:span text:style-name="T12"> default</text:span><text:span text:style-name="T16">=</text:span><text:span text:style-name="T23">"usuario"</text:span><text:span text:style-name="T16">)</text:span><text:span text:style-name="T12"> <text:s/></text:span><text:span text:style-name="T27"># Roles: admin, usuario</text:span></text:p>
          <text:p text:style-name="P39"/>
          <text:p text:style-name="P27"><text:s text:c="4"/><text:span text:style-name="T16">def</text:span><text:span text:style-name="T12"> </text:span><text:span text:style-name="T20">__repr__</text:span><text:span text:style-name="T16">(</text:span><text:span text:style-name="T12">self</text:span><text:span text:style-name="T16">):</text:span></text:p>
          <text:p text:style-name="P27"><text:s text:c="8"/><text:span text:style-name="T16">return</text:span><text:span text:style-name="T12"> </text:span><text:span text:style-name="T23">f"&lt;User </text:span><text:span text:style-name="T16">{</text:span><text:span text:style-name="T12">self</text:span><text:span text:style-name="T16">.</text:span><text:span text:style-name="T12">username</text:span><text:span text:style-name="T16">}</text:span><text:span text:style-name="T23">&gt;"</text:span></text:p>
        </text:list-item>
      </text:list>
      <text:p text:style-name="Horizontal_20_Line"/>
      <text:h text:style-name="P3" text:outline-level="4"><text:span text:style-name="Strong_20_Emphasis"><text:span text:style-name="T2">4. Inicializar la Base de Datos</text:span></text:span></text:h>
      <text:p text:style-name="P44">Vamos a crear las tablas en MySQL.</text:p>
      <text:list xml:id="list2656976424" text:style-name="L23">
        <text:list-item>
          <text:p text:style-name="P51">Abre una terminal en la carpeta del proyecto (asegúrate de que el entorno virtual esté activado).</text:p>
        </text:list-item>
        <text:list-item>
          <text:p text:style-name="P52">Ejecuta los siguientes comandos para crear las tablas:</text:p>
          <text:p text:style-name="P76">bash</text:p>
          <text:p text:style-name="P77">Copy</text:p>
          <text:p text:style-name="P19">python</text:p>
          <text:p text:style-name="P53">Dentro del intérprete de Python, ejecuta:</text:p>
          <text:p text:style-name="P76">python</text:p>
          <text:p text:style-name="P77">Copy</text:p>
          <text:p text:style-name="P19"><text:span text:style-name="T14">from</text:span> app <text:span text:style-name="T14">import</text:span> db</text:p>
          <text:p text:style-name="P20">db<text:span text:style-name="T14">.</text:span>create_all<text:span text:style-name="T14">()</text:span></text:p>
          <text:p text:style-name="P20">exit<text:span text:style-name="T14">()</text:span></text:p>
          <text:p text:style-name="P142"><text:span text:style-name="T2">Esto creará la tabla </text:span><text:span text:style-name="Source_20_Text"><text:span text:style-name="T4">user</text:span></text:span><text:span text:style-name="T2"> en la base de datos </text:span><text:span text:style-name="Source_20_Text"><text:span text:style-name="T4">gestion_sistemas</text:span></text:span><text:span text:style-name="T2">.</text:span></text:p>
        </text:list-item>
      </text:list>
      <text:p text:style-name="Horizontal_20_Line"/>
      <text:h text:style-name="P3" text:outline-level="4"><text:span text:style-name="Strong_20_Emphasis"><text:span text:style-name="T2">5. Implementar el Registro de Usuarios</text:span></text:span></text:h>
      <text:p text:style-name="P44">El código para el registro de usuarios es similar al anterior, pero ahora estará conectado a MySQL.</text:p>
      <text:list xml:id="list2422011503" text:style-name="L24">
        <text:list-item>
          <text:p text:style-name="P143"><text:span text:style-name="T2">Asegúrate de que </text:span><text:span text:style-name="Source_20_Text"><text:span text:style-name="T4">app/forms.py</text:span></text:span><text:span text:style-name="T2"> tenga el formulario de registro:</text:span></text:p>
          <text:p text:style-name="P78">python</text:p>
          <text:p text:style-name="P79">Copy</text:p>
          <text:p text:style-name="P21"><text:span text:style-name="T14">from</text:span> flask_wtf <text:span text:style-name="T14">import</text:span> FlaskForm</text:p>
          <text:p text:style-name="P22"><text:span text:style-name="T14">from</text:span> wtforms <text:span text:style-name="T14">import</text:span> StringField<text:span text:style-name="T14">,</text:span> PasswordField<text:span text:style-name="T14">,</text:span> SubmitField</text:p>
          <text:p text:style-name="P22"><text:span text:style-name="T14">from</text:span> wtforms<text:span text:style-name="T14">.</text:span>validators <text:span text:style-name="T14">import</text:span> DataRequired<text:span text:style-name="T14">,</text:span> Email<text:span text:style-name="T14">,</text:span> EqualTo<text:span text:style-name="T14">,</text:span> Length</text:p>
          <text:p text:style-name="P40"/>
          <text:p text:style-name="P22"><text:span text:style-name="T14">class</text:span> <text:span text:style-name="T18">RegistrationForm</text:span><text:span text:style-name="T14">(</text:span>FlaskForm<text:span text:style-name="T14">):</text:span></text:p>
          <text:p text:style-name="P28"><text:s text:c="4"/><text:span text:style-name="T12">username </text:span><text:span text:style-name="T16">=</text:span><text:span text:style-name="T12"> StringField</text:span><text:span text:style-name="T16">(</text:span><text:span text:style-name="T23">"Nombre de usuario"</text:span><text:span text:style-name="T16">,</text:span><text:span text:style-name="T12"> validators</text:span><text:span text:style-name="T16">=[</text:span><text:span text:style-name="T12">DataRequired</text:span><text:span text:style-name="T16">(),</text:span><text:span text:style-name="T12"> Length</text:span><text:span text:style-name="T16">(</text:span><text:span text:style-name="T23">min</text:span><text:span text:style-name="T16">=</text:span><text:span text:style-name="T25">4</text:span><text:span text:style-name="T16">,</text:span><text:span text:style-name="T12"> </text:span><text:span text:style-name="T23">max</text:span><text:span text:style-name="T16">=</text:span><text:span text:style-name="T25">50</text:span><text:span text:style-name="T16">)])</text:span></text:p>
          <text:p text:style-name="P28"><text:s text:c="4"/><text:span text:style-name="T12">email </text:span><text:span text:style-name="T16">=</text:span><text:span text:style-name="T12"> StringField</text:span><text:span text:style-name="T16">(</text:span><text:span text:style-name="T23">"Correo electrónico"</text:span><text:span text:style-name="T16">,</text:span><text:span text:style-name="T12"> validators</text:span><text:span text:style-name="T16">=[</text:span><text:span text:style-name="T12">DataRequired</text:span><text:span text:style-name="T16">(),</text:span><text:span text:style-name="T12"> Email</text:span><text:span text:style-name="T16">()])</text:span></text:p>
          <text:p text:style-name="P28"><text:s text:c="4"/><text:span text:style-name="T12">password </text:span><text:span text:style-name="T16">=</text:span><text:span text:style-name="T12"> PasswordField</text:span><text:span text:style-name="T16">(</text:span><text:span text:style-name="T23">"Contraseña"</text:span><text:span text:style-name="T16">,</text:span><text:span text:style-name="T12"> validators</text:span><text:span text:style-name="T16">=[</text:span><text:span text:style-name="T12">DataRequired</text:span><text:span text:style-name="T16">(),</text:span><text:span text:style-name="T12"> Length</text:span><text:span text:style-name="T16">(</text:span><text:span text:style-name="T23">min</text:span><text:span text:style-name="T16">=</text:span><text:span text:style-name="T25">6</text:span><text:span text:style-name="T16">)])</text:span></text:p>
          <text:p text:style-name="P28"><text:s text:c="4"/><text:span text:style-name="T12">confirm_password </text:span><text:span text:style-name="T16">=</text:span><text:span text:style-name="T12"> PasswordField</text:span><text:span text:style-name="T16">(</text:span><text:span text:style-name="T23">"Confirmar contraseña"</text:span><text:span text:style-name="T16">,</text:span><text:span text:style-name="T12"> validators</text:span><text:span text:style-name="T16">=[</text:span><text:span text:style-name="T12">DataRequired</text:span><text:span text:style-name="T16">(),</text:span><text:span text:style-name="T12"> EqualTo</text:span><text:span text:style-name="T16">(</text:span><text:span text:style-name="T23">"password"</text:span><text:span text:style-name="T16">)])</text:span></text:p>
          <text:p text:style-name="P28"><text:soft-page-break/><text:s text:c="4"/><text:span text:style-name="T12">submit </text:span><text:span text:style-name="T16">=</text:span><text:span text:style-name="T12"> SubmitField</text:span><text:span text:style-name="T16">(</text:span><text:span text:style-name="T23">"Registrarse"</text:span><text:span text:style-name="T16">)</text:span></text:p>
        </text:list-item>
        <text:list-item>
          <text:p text:style-name="P143"><text:span text:style-name="T2">Abre </text:span><text:span text:style-name="Source_20_Text"><text:span text:style-name="T4">app/routes.py</text:span></text:span><text:span text:style-name="T2"> y agrega el siguiente código para manejar el registro:</text:span></text:p>
          <text:p text:style-name="P81">python</text:p>
          <text:p text:style-name="P80">Copy</text:p>
          <text:p text:style-name="P21"><text:span text:style-name="T14">from</text:span> flask <text:span text:style-name="T14">import</text:span> render_template<text:span text:style-name="T14">,</text:span> redirect<text:span text:style-name="T14">,</text:span> url_for<text:span text:style-name="T14">,</text:span> flash</text:p>
          <text:p text:style-name="P22"><text:span text:style-name="T14">from</text:span> app <text:span text:style-name="T14">import</text:span> app<text:span text:style-name="T14">,</text:span> db</text:p>
          <text:p text:style-name="P22"><text:span text:style-name="T14">from</text:span> app<text:span text:style-name="T14">.</text:span>forms <text:span text:style-name="T14">import</text:span> RegistrationForm</text:p>
          <text:p text:style-name="P22"><text:span text:style-name="T14">from</text:span> app<text:span text:style-name="T14">.</text:span>models <text:span text:style-name="T14">import</text:span> User</text:p>
          <text:p text:style-name="P22"><text:span text:style-name="T14">from</text:span> werkzeug<text:span text:style-name="T14">.</text:span>security <text:span text:style-name="T14">import</text:span> generate_password_hash</text:p>
          <text:p text:style-name="P40"/>
          <text:p text:style-name="P22"><text:span text:style-name="T14">@app.route(</text:span><text:span text:style-name="T21">"/register"</text:span><text:span text:style-name="T14">,</text:span> methods<text:span text:style-name="T14">=[</text:span><text:span text:style-name="T21">"GET"</text:span><text:span text:style-name="T14">,</text:span> <text:span text:style-name="T21">"POST"</text:span><text:span text:style-name="T14">])</text:span></text:p>
          <text:p text:style-name="P22"><text:span text:style-name="T14">def</text:span> <text:span text:style-name="T18">register</text:span><text:span text:style-name="T14">():</text:span></text:p>
          <text:p text:style-name="P28"><text:s text:c="4"/><text:span text:style-name="T12">form </text:span><text:span text:style-name="T16">=</text:span><text:span text:style-name="T12"> RegistrationForm</text:span><text:span text:style-name="T16">()</text:span></text:p>
          <text:p text:style-name="P28"><text:s text:c="4"/><text:span text:style-name="T16">if</text:span><text:span text:style-name="T12"> form</text:span><text:span text:style-name="T16">.</text:span><text:span text:style-name="T12">validate_on_submit</text:span><text:span text:style-name="T16">():</text:span></text:p>
          <text:p text:style-name="P28"><text:s text:c="8"/><text:span text:style-name="T12">hashed_password </text:span><text:span text:style-name="T16">=</text:span><text:span text:style-name="T12"> generate_password_hash</text:span><text:span text:style-name="T16">(</text:span><text:span text:style-name="T12">form</text:span><text:span text:style-name="T16">.</text:span><text:span text:style-name="T12">password</text:span><text:span text:style-name="T16">.</text:span><text:span text:style-name="T12">data</text:span><text:span text:style-name="T16">,</text:span><text:span text:style-name="T12"> method</text:span><text:span text:style-name="T16">=</text:span><text:span text:style-name="T23">"sha256"</text:span><text:span text:style-name="T16">)</text:span></text:p>
          <text:p text:style-name="P28"><text:s text:c="8"/><text:span text:style-name="T12">user </text:span><text:span text:style-name="T16">=</text:span><text:span text:style-name="T12"> User</text:span><text:span text:style-name="T16">(</text:span><text:span text:style-name="T12">username</text:span><text:span text:style-name="T16">=</text:span><text:span text:style-name="T12">form</text:span><text:span text:style-name="T16">.</text:span><text:span text:style-name="T12">username</text:span><text:span text:style-name="T16">.</text:span><text:span text:style-name="T12">data</text:span><text:span text:style-name="T16">,</text:span><text:span text:style-name="T12"> email</text:span><text:span text:style-name="T16">=</text:span><text:span text:style-name="T12">form</text:span><text:span text:style-name="T16">.</text:span><text:span text:style-name="T12">email</text:span><text:span text:style-name="T16">.</text:span><text:span text:style-name="T12">data</text:span><text:span text:style-name="T16">,</text:span><text:span text:style-name="T12"> password</text:span><text:span text:style-name="T16">=</text:span><text:span text:style-name="T12">hashed_password</text:span><text:span text:style-name="T16">)</text:span></text:p>
          <text:p text:style-name="P28"><text:s text:c="8"/><text:span text:style-name="T12">db</text:span><text:span text:style-name="T16">.</text:span><text:span text:style-name="T12">session</text:span><text:span text:style-name="T16">.</text:span><text:span text:style-name="T12">add</text:span><text:span text:style-name="T16">(</text:span><text:span text:style-name="T12">user</text:span><text:span text:style-name="T16">)</text:span></text:p>
          <text:p text:style-name="P28"><text:s text:c="8"/><text:span text:style-name="T12">db</text:span><text:span text:style-name="T16">.</text:span><text:span text:style-name="T12">session</text:span><text:span text:style-name="T16">.</text:span><text:span text:style-name="T12">commit</text:span><text:span text:style-name="T16">()</text:span></text:p>
          <text:p text:style-name="P28"><text:s text:c="8"/><text:span text:style-name="T12">flash</text:span><text:span text:style-name="T16">(</text:span><text:span text:style-name="T23">"¡Registro exitoso! Por favor inicia sesión."</text:span><text:span text:style-name="T16">,</text:span><text:span text:style-name="T12"> </text:span><text:span text:style-name="T23">"success"</text:span><text:span text:style-name="T16">)</text:span></text:p>
          <text:p text:style-name="P28"><text:s text:c="8"/><text:span text:style-name="T16">return</text:span><text:span text:style-name="T12"> redirect</text:span><text:span text:style-name="T16">(</text:span><text:span text:style-name="T12">url_for</text:span><text:span text:style-name="T16">(</text:span><text:span text:style-name="T23">"login"</text:span><text:span text:style-name="T16">))</text:span><text:span text:style-name="T12"> <text:s/></text:span><text:span text:style-name="T27"># Redirigir a la página de inicio de sesión</text:span></text:p>
          <text:p text:style-name="P28"><text:s text:c="4"/><text:span text:style-name="T16">return</text:span><text:span text:style-name="T12"> render_template</text:span><text:span text:style-name="T16">(</text:span><text:span text:style-name="T23">"register.html"</text:span><text:span text:style-name="T16">,</text:span><text:span text:style-name="T12"> form</text:span><text:span text:style-name="T16">=</text:span><text:span text:style-name="T12">form</text:span><text:span text:style-name="T16">)</text:span></text:p>
        </text:list-item>
      </text:list>
      <text:p text:style-name="Horizontal_20_Line"/>
      <text:h text:style-name="P3" text:outline-level="4"><text:span text:style-name="Strong_20_Emphasis"><text:span text:style-name="T2">6. Crear la Plantilla de Registro</text:span></text:span></text:h>
      <text:p text:style-name="P112"><text:span text:style-name="T2">Crea un archivo </text:span><text:span text:style-name="Source_20_Text"><text:span text:style-name="T4">app/templates/register.html</text:span></text:span><text:span text:style-name="T2"> con el siguiente contenido:</text:span></text:p>
      <text:p text:style-name="P105">html</text:p>
      <text:p text:style-name="P106">Copy</text:p>
      <text:p text:style-name="P41"><text:span text:style-name="T14">&lt;!</text:span>DOCTYPE html<text:span text:style-name="T14">&gt;</text:span></text:p>
      <text:p text:style-name="P42">&lt;html <text:span text:style-name="T21">lang</text:span>="<text:span text:style-name="T18">es</text:span>"&gt;</text:p>
      <text:p text:style-name="P42">&lt;head&gt;</text:p>
      <text:p text:style-name="P43"><text:s text:c="4"/><text:span text:style-name="T15">&lt;meta </text:span><text:span text:style-name="T22">charset</text:span><text:span text:style-name="T15">="</text:span><text:span text:style-name="T19">UTF-8</text:span><text:span text:style-name="T15">"&gt;</text:span></text:p>
      <text:p text:style-name="P43"><text:s text:c="4"/><text:span text:style-name="T15">&lt;meta </text:span><text:span text:style-name="T22">name</text:span><text:span text:style-name="T15">="</text:span><text:span text:style-name="T19">viewport</text:span><text:span text:style-name="T15">" </text:span><text:span text:style-name="T22">content</text:span><text:span text:style-name="T15">="</text:span><text:span text:style-name="T19">width=device-width, initial-scale=1.0</text:span><text:span text:style-name="T15">"&gt;</text:span></text:p>
      <text:p text:style-name="P43"><text:s text:c="4"/><text:span text:style-name="T15">&lt;title&gt;</text:span><text:span text:style-name="T11">Registro</text:span><text:span text:style-name="T15">&lt;/title&gt;</text:span></text:p>
      <text:p text:style-name="P42">&lt;/head&gt;</text:p>
      <text:p text:style-name="P42">&lt;body&gt;</text:p>
      <text:p text:style-name="P43"><text:s text:c="4"/><text:span text:style-name="T15">&lt;h1&gt;</text:span><text:span text:style-name="T11">Registro</text:span><text:span text:style-name="T15">&lt;/h1&gt;</text:span></text:p>
      <text:p text:style-name="P43"><text:s text:c="4"/><text:span text:style-name="T15">&lt;form </text:span><text:span text:style-name="T22">method</text:span><text:span text:style-name="T15">="</text:span><text:span text:style-name="T19">POST</text:span><text:span text:style-name="T15">"&gt;</text:span></text:p>
      <text:p text:style-name="P43"><text:s text:c="8"/><text:span text:style-name="T11">{{ form.hidden_tag() }}</text:span></text:p>
      <text:p text:style-name="P43"><text:s text:c="8"/><text:span text:style-name="T15">&lt;p&gt;</text:span></text:p>
      <text:p text:style-name="P43"><text:s text:c="12"/><text:span text:style-name="T11">{{ form.username.label }}</text:span><text:span text:style-name="T15">&lt;br&gt;</text:span></text:p>
      <text:p text:style-name="P43"><text:s text:c="12"/><text:span text:style-name="T11">{{ form.username(size=32) }}</text:span></text:p>
      <text:p text:style-name="P43"><text:s text:c="8"/><text:span text:style-name="T15">&lt;/p&gt;</text:span></text:p>
      <text:p text:style-name="P43"><text:s text:c="8"/><text:span text:style-name="T15">&lt;p&gt;</text:span></text:p>
      <text:p text:style-name="P43"><text:s text:c="12"/><text:span text:style-name="T11">{{ form.email.label }}</text:span><text:span text:style-name="T15">&lt;br&gt;</text:span></text:p>
      <text:p text:style-name="P43"><text:s text:c="12"/><text:span text:style-name="T11">{{ form.email(size=32) }}</text:span></text:p>
      <text:p text:style-name="P43"><text:s text:c="8"/><text:span text:style-name="T15">&lt;/p&gt;</text:span></text:p>
      <text:p text:style-name="P43"><text:s text:c="8"/><text:span text:style-name="T15">&lt;p&gt;</text:span></text:p>
      <text:p text:style-name="P43"><text:s text:c="12"/><text:span text:style-name="T11">{{ form.password.label }}</text:span><text:span text:style-name="T15">&lt;br&gt;</text:span></text:p>
      <text:p text:style-name="P43"><text:s text:c="12"/><text:span text:style-name="T11">{{ form.password(size=32) }}</text:span></text:p>
      <text:p text:style-name="P43"><text:s text:c="8"/><text:span text:style-name="T15">&lt;/p&gt;</text:span></text:p>
      <text:p text:style-name="P43"><text:s text:c="8"/><text:span text:style-name="T15">&lt;p&gt;</text:span></text:p>
      <text:p text:style-name="P43"><text:soft-page-break/><text:s text:c="12"/><text:span text:style-name="T11">{{ form.confirm_password.label }}</text:span><text:span text:style-name="T15">&lt;br&gt;</text:span></text:p>
      <text:p text:style-name="P43"><text:s text:c="12"/><text:span text:style-name="T11">{{ form.confirm_password(size=32) }}</text:span></text:p>
      <text:p text:style-name="P43"><text:s text:c="8"/><text:span text:style-name="T15">&lt;/p&gt;</text:span></text:p>
      <text:p text:style-name="P43"><text:s text:c="8"/><text:span text:style-name="T15">&lt;p&gt;</text:span><text:span text:style-name="T11">{{ form.submit() }}</text:span><text:span text:style-name="T15">&lt;/p&gt;</text:span></text:p>
      <text:p text:style-name="P43"><text:s text:c="4"/><text:span text:style-name="T15">&lt;/form&gt;</text:span></text:p>
      <text:p text:style-name="P42">&lt;/body&gt;</text:p>
      <text:p text:style-name="P42">&lt;/html&gt;</text:p>
      <text:p text:style-name="P107">Run HTML</text:p>
      <text:p text:style-name="Horizontal_20_Line"/>
      <text:h text:style-name="P3" text:outline-level="4"><text:span text:style-name="Strong_20_Emphasis"><text:span text:style-name="T2">7. Verificación</text:span></text:span></text:h>
      <text:list xml:id="list4282868795" text:style-name="L25">
        <text:list-item>
          <text:p text:style-name="P54">Ejecuta la aplicación:</text:p>
          <text:p text:style-name="P82">bash</text:p>
          <text:p text:style-name="P83">Copy</text:p>
          <text:p text:style-name="P23">python run.py</text:p>
        </text:list-item>
        <text:list-item>
          <text:p text:style-name="P144"><text:span text:style-name="T2">Visita </text:span><text:span text:style-name="Source_20_Text"><text:span text:style-name="T4">http://127.0.0.1:5000/register</text:span></text:span><text:span text:style-name="T2"> en tu navegador.</text:span></text:p>
        </text:list-item>
        <text:list-item>
          <text:p text:style-name="P55">Intenta registrar un usuario. Si todo está correcto, deberías ver un mensaje de éxito y el usuario se guardará en la base de datos MySQL.</text:p>
        </text:list-item>
      </text:list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nter" svg:font-family="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30T11:00:29.390000000</meta:creation-date>
    <dc:date>2025-01-30T14:51:51.911000000</dc:date>
    <meta:editing-duration>PT3H11M2S</meta:editing-duration>
    <meta:editing-cycles>2</meta:editing-cycles>
    <meta:generator>LibreOffice/7.2.1.2$Windows_X86_64 LibreOffice_project/87b77fad49947c1441b67c559c339af8f3517e22</meta:generator>
    <meta:document-statistic meta:table-count="0" meta:image-count="0" meta:object-count="0" meta:page-count="11" meta:paragraph-count="375" meta:word-count="2450" meta:character-count="17280" meta:non-whitespace-character-count="14826"/>
  </office:meta>
</office:document-meta>
</file>